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19pt"/>
    </style:style>
    <style:style style:name="co2" style:family="table-column">
      <style:table-column-properties fo:break-before="auto" style:column-width="32.71pt"/>
    </style:style>
    <style:style style:name="co3" style:family="table-column">
      <style:table-column-properties fo:break-before="auto" style:column-width="88.64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25.51pt"/>
    </style:style>
    <style:style style:name="co8" style:family="table-column">
      <style:table-column-properties fo:break-before="auto" style:column-width="48.36pt"/>
    </style:style>
    <style:style style:name="co9" style:family="table-column">
      <style:table-column-properties fo:break-before="auto" style:column-width="61pt"/>
    </style:style>
    <style:style style:name="co10" style:family="table-column">
      <style:table-column-properties fo:break-before="auto" style:column-width="32.09pt"/>
    </style:style>
    <style:style style:name="co11" style:family="table-column">
      <style:table-column-properties fo:break-before="auto" style:column-width="53.7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51.36pt"/>
    </style:style>
    <style:style style:name="co14" style:family="table-column">
      <style:table-column-properties fo:break-before="auto" style:column-width="90.8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24">
      <style:table-cell-properties style:text-align-source="value-type" style:repeat-content="false" fo:wrap-option="wrap"/>
      <style:paragraph-properties fo:margin-left="0pt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/>
    <style:style style:name="ce7" style:family="table-cell" style:parent-style-name="Default" style:data-style-name="N1">
      <style:table-cell-properties style:text-align-source="value-type" style:repeat-content="false" fo:wrap-option="wrap"/>
      <style:paragraph-properties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124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124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r_inventory" table:style-name="ta1">
        <table:shapes>
          <draw:frame draw:z-index="0" draw:style-name="gr1" draw:text-style-name="P1" svg:width="453.57pt" svg:height="254.78pt" svg:x="1267.09pt" svg:y="10.97pt">
            <draw:object draw:notify-on-update-of-ranges="Car_inventory.G1:Car_inventory.G1 Car_inventory.G2:Car_inventory.G53 Car_inventory.H1:Car_inventory.H1 Car_inventory.H2:Car_inventory.H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 ID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ake (Full Name)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el (Full Name)</text:p>
          </table:table-cell>
          <table:table-cell table:style-name="ce1" office:value-type="string" calcext:value-type="string">
            <text:p>Manufacture Year</text:p>
          </table:table-cell>
          <table:table-cell table:style-name="ce1" office:value-type="string" calcext:value-type="string">
            <text:p>Age</text:p>
          </table:table-cell>
          <table:table-cell table:style-name="ce3" office:value-type="string" calcext:value-type="string">
            <text:p>Miles</text:p>
          </table:table-cell>
          <table:table-cell table:style-name="ce5" office:value-type="string" calcext:value-type="string">
            <text:p>Miles / Yea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river</text:p>
          </table:table-cell>
          <table:table-cell table:style-name="ce7" office:value-type="string" calcext:value-type="string">
            <text:p>Warantee Miles</text:p>
          </table:table-cell>
          <table:table-cell table:style-name="ce1" office:value-type="string" calcext:value-type="string">
            <text:p>Covered?</text:p>
          </table:table-cell>
          <table:table-cell table:style-name="ce1" office:value-type="string" calcext:value-type="string">
            <text:p>New Car ID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TY14COR027</text:p>
          </table:table-cell>
          <table:table-cell table:formula="of:=LEFT([.A2];2)" office:value-type="string" office:string-value="TY" calcext:value-type="string">
            <text:p>TY</text:p>
          </table:table-cell>
          <table:table-cell table:formula="of:=VLOOKUP([.B2];[.B$56:.C$61];2)" office:value-type="string" office:string-value="Toyota" calcext:value-type="string">
            <text:p>Toyota</text:p>
          </table:table-cell>
          <table:table-cell table:formula="of:=MID([.A2];5;3)" office:value-type="string" office:string-value="COR" calcext:value-type="string">
            <text:p>COR</text:p>
          </table:table-cell>
          <table:table-cell table:formula="of:=VLOOKUP([.D2];[.D$56:.E$66];2)" office:value-type="string" office:string-value="Corola" calcext:value-type="string">
            <text:p>Corola</text:p>
          </table:table-cell>
          <table:table-cell table:formula="of:=MID([.A2];3;2)" office:value-type="string" office:string-value="14" calcext:value-type="string">
            <text:p>14</text:p>
          </table:table-cell>
          <table:table-cell table:formula="of:=IF(14-[.F2]&lt;0;100-[.F2]+14;14-[.F2])" office:value-type="float" office:value="0" calcext:value-type="float">
            <text:p>0</text:p>
          </table:table-cell>
          <table:table-cell office:value-type="string" calcext:value-type="string">
            <text:p>17556.3</text:p>
          </table:table-cell>
          <table:table-cell table:formula="of:=[.H2]/(0.5+[.G2])" office:value-type="float" office:value="35112.6" calcext:value-type="float">
            <text:p>35112.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formula="of:=IF([.H2]&lt;=[.L2];&quot;YES&quot;;&quot;NO&quot;)" office:value-type="string" office:string-value="NO" calcext:value-type="string">
            <text:p>NO</text:p>
          </table:table-cell>
          <table:table-cell table:formula="of:=COM.MICROSOFT.CONCAT([.B2];[.F2];[.D2];VLOOKUP([.J2];[.J$56:.K$60];2);RIGHT([.A2];3))" office:value-type="string" office:string-value="TY14CORBLU027" calcext:value-type="string">
            <text:p>TY14CORBLU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M14CMR016</text:p>
          </table:table-cell>
          <table:table-cell table:formula="of:=LEFT([.A3];2)" office:value-type="string" office:string-value="GM" calcext:value-type="string">
            <text:p>GM</text:p>
          </table:table-cell>
          <table:table-cell table:formula="of:=VLOOKUP([.B3];[.B$56:.C$61];2)" office:value-type="string" office:string-value="General Motors" calcext:value-type="string">
            <text:p>General Motors</text:p>
          </table:table-cell>
          <table:table-cell table:formula="of:=MID([.A3];5;3)" office:value-type="string" office:string-value="CMR" calcext:value-type="string">
            <text:p>CMR</text:p>
          </table:table-cell>
          <table:table-cell table:formula="of:=VLOOKUP([.D3];[.D$56:.E$66];2)" office:value-type="string" office:string-value="Camero" calcext:value-type="string">
            <text:p>Camero</text:p>
          </table:table-cell>
          <table:table-cell table:formula="of:=MID([.A3];3;2)" office:value-type="string" office:string-value="14" calcext:value-type="string">
            <text:p>14</text:p>
          </table:table-cell>
          <table:table-cell table:formula="of:=IF(14-[.F3]&lt;0;100-[.F3]+14;14-[.F3])" office:value-type="float" office:value="0" calcext:value-type="float">
            <text:p>0</text:p>
          </table:table-cell>
          <table:table-cell office:value-type="string" calcext:value-type="string">
            <text:p>14289.6</text:p>
          </table:table-cell>
          <table:table-cell table:formula="of:=[.H3]/(0.5+[.G3])" office:value-type="float" office:value="28579.2" calcext:value-type="float">
            <text:p>28579.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formula="of:=IF([.H3]&lt;=[.L3];&quot;YES&quot;;&quot;NO&quot;)" office:value-type="string" office:string-value="NO" calcext:value-type="string">
            <text:p>NO</text:p>
          </table:table-cell>
          <table:table-cell table:formula="of:=COM.MICROSOFT.CONCAT([.B3];[.F3];[.D3];VLOOKUP([.J3];[.J$56:.K$60];2);RIGHT([.A3];3))" office:value-type="string" office:string-value="GM14CMRWHI016" calcext:value-type="string">
            <text:p>GM14CMRWHI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13FCS009</text:p>
          </table:table-cell>
          <table:table-cell table:formula="of:=LEFT([.A4];2)" office:value-type="string" office:string-value="FD" calcext:value-type="string">
            <text:p>FD</text:p>
          </table:table-cell>
          <table:table-cell table:formula="of:=VLOOKUP([.B4];[.B$56:.C$61];2)" office:value-type="string" office:string-value="Ford" calcext:value-type="string">
            <text:p>Ford</text:p>
          </table:table-cell>
          <table:table-cell table:formula="of:=MID([.A4];5;3)" office:value-type="string" office:string-value="FCS" calcext:value-type="string">
            <text:p>FCS</text:p>
          </table:table-cell>
          <table:table-cell table:formula="of:=VLOOKUP([.D4];[.D$56:.E$66];2)" office:value-type="string" office:string-value="Focus" calcext:value-type="string">
            <text:p>Focus</text:p>
          </table:table-cell>
          <table:table-cell table:formula="of:=MID([.A4];3;2)" office:value-type="string" office:string-value="13" calcext:value-type="string">
            <text:p>13</text:p>
          </table:table-cell>
          <table:table-cell table:formula="of:=IF(14-[.F4]&lt;0;100-[.F4]+14;14-[.F4])" office:value-type="float" office:value="1" calcext:value-type="float">
            <text:p>1</text:p>
          </table:table-cell>
          <table:table-cell office:value-type="string" calcext:value-type="string">
            <text:p>27637.1</text:p>
          </table:table-cell>
          <table:table-cell table:formula="of:=[.H4]/(0.5+[.G4])" office:value-type="float" office:value="18424.7333333333" calcext:value-type="float">
            <text:p>18424.73333333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formula="of:=IF([.H4]&lt;=[.L4];&quot;YES&quot;;&quot;NO&quot;)" office:value-type="string" office:string-value="NO" calcext:value-type="string">
            <text:p>NO</text:p>
          </table:table-cell>
          <table:table-cell table:formula="of:=COM.MICROSOFT.CONCAT([.B4];[.F4];[.D4];VLOOKUP([.J4];[.J$56:.K$60];2);RIGHT([.A4];3))" office:value-type="string" office:string-value="FD13FCSBLA009" calcext:value-type="string">
            <text:p>FD13FCSBLA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13FCS010</text:p>
          </table:table-cell>
          <table:table-cell table:formula="of:=LEFT([.A5];2)" office:value-type="string" office:string-value="FD" calcext:value-type="string">
            <text:p>FD</text:p>
          </table:table-cell>
          <table:table-cell table:formula="of:=VLOOKUP([.B5];[.B$56:.C$61];2)" office:value-type="string" office:string-value="Ford" calcext:value-type="string">
            <text:p>Ford</text:p>
          </table:table-cell>
          <table:table-cell table:formula="of:=MID([.A5];5;3)" office:value-type="string" office:string-value="FCS" calcext:value-type="string">
            <text:p>FCS</text:p>
          </table:table-cell>
          <table:table-cell table:formula="of:=VLOOKUP([.D5];[.D$56:.E$66];2)" office:value-type="string" office:string-value="Focus" calcext:value-type="string">
            <text:p>Focus</text:p>
          </table:table-cell>
          <table:table-cell table:formula="of:=MID([.A5];3;2)" office:value-type="string" office:string-value="13" calcext:value-type="string">
            <text:p>13</text:p>
          </table:table-cell>
          <table:table-cell table:formula="of:=IF(14-[.F5]&lt;0;100-[.F5]+14;14-[.F5])" office:value-type="float" office:value="1" calcext:value-type="float">
            <text:p>1</text:p>
          </table:table-cell>
          <table:table-cell office:value-type="string" calcext:value-type="string">
            <text:p>27534.8</text:p>
          </table:table-cell>
          <table:table-cell table:formula="of:=[.H5]/(0.5+[.G5])" office:value-type="float" office:value="18356.5333333333" calcext:value-type="float">
            <text:p>18356.533333333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ulty</text:p>
          </table:table-cell>
          <table:table-cell office:value-type="float" office:value="75000" calcext:value-type="float">
            <text:p>75000</text:p>
          </table:table-cell>
          <table:table-cell table:formula="of:=IF([.H5]&lt;=[.L5];&quot;YES&quot;;&quot;NO&quot;)" office:value-type="string" office:string-value="NO" calcext:value-type="string">
            <text:p>NO</text:p>
          </table:table-cell>
          <table:table-cell table:formula="of:=COM.MICROSOFT.CONCAT([.B5];[.F5];[.D5];VLOOKUP([.J5];[.J$56:.K$60];2);RIGHT([.A5];3))" office:value-type="string" office:string-value="FD13FCSWHI010" calcext:value-type="string">
            <text:p>FD13FCSWHI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13FCS012</text:p>
          </table:table-cell>
          <table:table-cell table:formula="of:=LEFT([.A6];2)" office:value-type="string" office:string-value="FD" calcext:value-type="string">
            <text:p>FD</text:p>
          </table:table-cell>
          <table:table-cell table:formula="of:=VLOOKUP([.B6];[.B$56:.C$61];2)" office:value-type="string" office:string-value="Ford" calcext:value-type="string">
            <text:p>Ford</text:p>
          </table:table-cell>
          <table:table-cell table:formula="of:=MID([.A6];5;3)" office:value-type="string" office:string-value="FCS" calcext:value-type="string">
            <text:p>FCS</text:p>
          </table:table-cell>
          <table:table-cell table:formula="of:=VLOOKUP([.D6];[.D$56:.E$66];2)" office:value-type="string" office:string-value="Focus" calcext:value-type="string">
            <text:p>Focus</text:p>
          </table:table-cell>
          <table:table-cell table:formula="of:=MID([.A6];3;2)" office:value-type="string" office:string-value="13" calcext:value-type="string">
            <text:p>13</text:p>
          </table:table-cell>
          <table:table-cell table:formula="of:=IF(14-[.F6]&lt;0;100-[.F6]+14;14-[.F6])" office:value-type="float" office:value="1" calcext:value-type="float">
            <text:p>1</text:p>
          </table:table-cell>
          <table:table-cell office:value-type="string" calcext:value-type="string">
            <text:p>22521.6</text:p>
          </table:table-cell>
          <table:table-cell table:formula="of:=[.H6]/(0.5+[.G6])" office:value-type="float" office:value="15014.4" calcext:value-type="float">
            <text:p>15014.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formula="of:=IF([.H6]&lt;=[.L6];&quot;YES&quot;;&quot;NO&quot;)" office:value-type="string" office:string-value="NO" calcext:value-type="string">
            <text:p>NO</text:p>
          </table:table-cell>
          <table:table-cell table:formula="of:=COM.MICROSOFT.CONCAT([.B6];[.F6];[.D6];VLOOKUP([.J6];[.J$56:.K$60];2);RIGHT([.A6];3))" office:value-type="string" office:string-value="FD13FCSBLA012" calcext:value-type="string">
            <text:p>FD13FCSBLA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13ELA052</text:p>
          </table:table-cell>
          <table:table-cell table:formula="of:=LEFT([.A7];2)" office:value-type="string" office:string-value="HY" calcext:value-type="string">
            <text:p>HY</text:p>
          </table:table-cell>
          <table:table-cell table:formula="of:=VLOOKUP([.B7];[.B$56:.C$61];2)" office:value-type="string" office:string-value="Hundai" calcext:value-type="string">
            <text:p>Hundai</text:p>
          </table:table-cell>
          <table:table-cell table:formula="of:=MID([.A7];5;3)" office:value-type="string" office:string-value="ELA" calcext:value-type="string">
            <text:p>ELA</text:p>
          </table:table-cell>
          <table:table-cell table:formula="of:=VLOOKUP([.D7];[.D$56:.E$66];2)" office:value-type="string" office:string-value="Elantra" calcext:value-type="string">
            <text:p>Elantra</text:p>
          </table:table-cell>
          <table:table-cell table:formula="of:=MID([.A7];3;2)" office:value-type="string" office:string-value="13" calcext:value-type="string">
            <text:p>13</text:p>
          </table:table-cell>
          <table:table-cell table:formula="of:=IF(14-[.F7]&lt;0;100-[.F7]+14;14-[.F7])" office:value-type="float" office:value="1" calcext:value-type="float">
            <text:p>1</text:p>
          </table:table-cell>
          <table:table-cell office:value-type="string" calcext:value-type="string">
            <text:p>22188.5</text:p>
          </table:table-cell>
          <table:table-cell table:formula="of:=[.H7]/(0.5+[.G7])" office:value-type="float" office:value="14792.3333333333" calcext:value-type="float">
            <text:p>14792.33333333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formula="of:=IF([.H7]&lt;=[.L7];&quot;YES&quot;;&quot;NO&quot;)" office:value-type="string" office:string-value="NO" calcext:value-type="string">
            <text:p>NO</text:p>
          </table:table-cell>
          <table:table-cell table:formula="of:=COM.MICROSOFT.CONCAT([.B7];[.F7];[.D7];VLOOKUP([.J7];[.J$56:.K$60];2);RIGHT([.A7];3))" office:value-type="string" office:string-value="HY13ELABLU052" calcext:value-type="string">
            <text:p>HY13ELABLU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13ELA051</text:p>
          </table:table-cell>
          <table:table-cell table:formula="of:=LEFT([.A8];2)" office:value-type="string" office:string-value="HY" calcext:value-type="string">
            <text:p>HY</text:p>
          </table:table-cell>
          <table:table-cell table:formula="of:=VLOOKUP([.B8];[.B$56:.C$61];2)" office:value-type="string" office:string-value="Hundai" calcext:value-type="string">
            <text:p>Hundai</text:p>
          </table:table-cell>
          <table:table-cell table:formula="of:=MID([.A8];5;3)" office:value-type="string" office:string-value="ELA" calcext:value-type="string">
            <text:p>ELA</text:p>
          </table:table-cell>
          <table:table-cell table:formula="of:=VLOOKUP([.D8];[.D$56:.E$66];2)" office:value-type="string" office:string-value="Elantra" calcext:value-type="string">
            <text:p>Elantra</text:p>
          </table:table-cell>
          <table:table-cell table:formula="of:=MID([.A8];3;2)" office:value-type="string" office:string-value="13" calcext:value-type="string">
            <text:p>13</text:p>
          </table:table-cell>
          <table:table-cell table:formula="of:=IF(14-[.F8]&lt;0;100-[.F8]+14;14-[.F8])" office:value-type="float" office:value="1" calcext:value-type="float">
            <text:p>1</text:p>
          </table:table-cell>
          <table:table-cell office:value-type="string" calcext:value-type="string">
            <text:p>20223.9</text:p>
          </table:table-cell>
          <table:table-cell table:formula="of:=[.H8]/(0.5+[.G8])" office:value-type="float" office:value="13482.6" calcext:value-type="float">
            <text:p>13482.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formula="of:=IF([.H8]&lt;=[.L8];&quot;YES&quot;;&quot;NO&quot;)" office:value-type="string" office:string-value="NO" calcext:value-type="string">
            <text:p>NO</text:p>
          </table:table-cell>
          <table:table-cell table:formula="of:=COM.MICROSOFT.CONCAT([.B8];[.F8];[.D8];VLOOKUP([.J8];[.J$56:.K$60];2);RIGHT([.A8];3))" office:value-type="string" office:string-value="HY13ELABLA051" calcext:value-type="string">
            <text:p>HY13ELABLA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12COR028</text:p>
          </table:table-cell>
          <table:table-cell table:formula="of:=LEFT([.A9];2)" office:value-type="string" office:string-value="TY" calcext:value-type="string">
            <text:p>TY</text:p>
          </table:table-cell>
          <table:table-cell table:formula="of:=VLOOKUP([.B9];[.B$56:.C$61];2)" office:value-type="string" office:string-value="Toyota" calcext:value-type="string">
            <text:p>Toyota</text:p>
          </table:table-cell>
          <table:table-cell table:formula="of:=MID([.A9];5;3)" office:value-type="string" office:string-value="COR" calcext:value-type="string">
            <text:p>COR</text:p>
          </table:table-cell>
          <table:table-cell table:formula="of:=VLOOKUP([.D9];[.D$56:.E$66];2)" office:value-type="string" office:string-value="Corola" calcext:value-type="string">
            <text:p>Corola</text:p>
          </table:table-cell>
          <table:table-cell table:formula="of:=MID([.A9];3;2)" office:value-type="string" office:string-value="12" calcext:value-type="string">
            <text:p>12</text:p>
          </table:table-cell>
          <table:table-cell table:formula="of:=IF(14-[.F9]&lt;0;100-[.F9]+14;14-[.F9])" office:value-type="float" office:value="2" calcext:value-type="float">
            <text:p>2</text:p>
          </table:table-cell>
          <table:table-cell office:value-type="string" calcext:value-type="string">
            <text:p>29601.9</text:p>
          </table:table-cell>
          <table:table-cell table:formula="of:=[.H9]/(0.5+[.G9])" office:value-type="float" office:value="11840.76" calcext:value-type="float">
            <text:p>11840.7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9]&lt;=[.L9];&quot;YES&quot;;&quot;NO&quot;)" office:value-type="string" office:string-value="NO" calcext:value-type="string">
            <text:p>NO</text:p>
          </table:table-cell>
          <table:table-cell table:formula="of:=COM.MICROSOFT.CONCAT([.B9];[.F9];[.D9];VLOOKUP([.J9];[.J$56:.K$60];2);RIGHT([.A9];3))" office:value-type="string" office:string-value="TY12CORBLA028" calcext:value-type="string">
            <text:p>TY12CORBLA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12CIV035</text:p>
          </table:table-cell>
          <table:table-cell table:formula="of:=LEFT([.A10];2)" office:value-type="string" office:string-value="HO" calcext:value-type="string">
            <text:p>HO</text:p>
          </table:table-cell>
          <table:table-cell table:formula="of:=VLOOKUP([.B10];[.B$56:.C$61];2)" office:value-type="string" office:string-value="Honda" calcext:value-type="string">
            <text:p>Honda</text:p>
          </table:table-cell>
          <table:table-cell table:formula="of:=MID([.A10];5;3)" office:value-type="string" office:string-value="CIV" calcext:value-type="string">
            <text:p>CIV</text:p>
          </table:table-cell>
          <table:table-cell table:formula="of:=VLOOKUP([.D10];[.D$56:.E$66];2)" office:value-type="string" office:string-value="Caravan" calcext:value-type="string">
            <text:p>Caravan</text:p>
          </table:table-cell>
          <table:table-cell table:formula="of:=MID([.A10];3;2)" office:value-type="string" office:string-value="12" calcext:value-type="string">
            <text:p>12</text:p>
          </table:table-cell>
          <table:table-cell table:formula="of:=IF(14-[.F10]&lt;0;100-[.F10]+14;14-[.F10])" office:value-type="float" office:value="2" calcext:value-type="float">
            <text:p>2</text:p>
          </table:table-cell>
          <table:table-cell office:value-type="string" calcext:value-type="string">
            <text:p>24513.2</text:p>
          </table:table-cell>
          <table:table-cell table:formula="of:=[.H10]/(0.5+[.G10])" office:value-type="float" office:value="9805.28" calcext:value-type="float">
            <text:p>9805.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formula="of:=IF([.H10]&lt;=[.L10];&quot;YES&quot;;&quot;NO&quot;)" office:value-type="string" office:string-value="NO" calcext:value-type="string">
            <text:p>NO</text:p>
          </table:table-cell>
          <table:table-cell table:formula="of:=COM.MICROSOFT.CONCAT([.B10];[.F10];[.D10];VLOOKUP([.J10];[.J$56:.K$60];2);RIGHT([.A10];3))" office:value-type="string" office:string-value="HO12CIVBLA035" calcext:value-type="string">
            <text:p>HO12CIVBLA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13CIV036</text:p>
          </table:table-cell>
          <table:table-cell table:formula="of:=LEFT([.A11];2)" office:value-type="string" office:string-value="HO" calcext:value-type="string">
            <text:p>HO</text:p>
          </table:table-cell>
          <table:table-cell table:formula="of:=VLOOKUP([.B11];[.B$56:.C$61];2)" office:value-type="string" office:string-value="Honda" calcext:value-type="string">
            <text:p>Honda</text:p>
          </table:table-cell>
          <table:table-cell table:formula="of:=MID([.A11];5;3)" office:value-type="string" office:string-value="CIV" calcext:value-type="string">
            <text:p>CIV</text:p>
          </table:table-cell>
          <table:table-cell table:formula="of:=VLOOKUP([.D11];[.D$56:.E$66];2)" office:value-type="string" office:string-value="Caravan" calcext:value-type="string">
            <text:p>Caravan</text:p>
          </table:table-cell>
          <table:table-cell table:formula="of:=MID([.A11];3;2)" office:value-type="string" office:string-value="13" calcext:value-type="string">
            <text:p>13</text:p>
          </table:table-cell>
          <table:table-cell table:formula="of:=IF(14-[.F11]&lt;0;100-[.F11]+14;14-[.F11])" office:value-type="float" office:value="1" calcext:value-type="float">
            <text:p>1</text:p>
          </table:table-cell>
          <table:table-cell office:value-type="string" calcext:value-type="string">
            <text:p>13867.6</text:p>
          </table:table-cell>
          <table:table-cell table:formula="of:=[.H11]/(0.5+[.G11])" office:value-type="float" office:value="9245.06666666667" calcext:value-type="float">
            <text:p>9245.066666666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an</text:p>
          </table:table-cell>
          <table:table-cell office:value-type="float" office:value="75000" calcext:value-type="float">
            <text:p>75000</text:p>
          </table:table-cell>
          <table:table-cell table:formula="of:=IF([.H11]&lt;=[.L11];&quot;YES&quot;;&quot;NO&quot;)" office:value-type="string" office:string-value="NO" calcext:value-type="string">
            <text:p>NO</text:p>
          </table:table-cell>
          <table:table-cell table:formula="of:=COM.MICROSOFT.CONCAT([.B11];[.F11];[.D11];VLOOKUP([.J11];[.J$56:.K$60];2);RIGHT([.A11];3))" office:value-type="string" office:string-value="HO13CIVBLA036" calcext:value-type="string">
            <text:p>HO13CIVBLA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13FCS013</text:p>
          </table:table-cell>
          <table:table-cell table:formula="of:=LEFT([.A12];2)" office:value-type="string" office:string-value="FD" calcext:value-type="string">
            <text:p>FD</text:p>
          </table:table-cell>
          <table:table-cell table:formula="of:=VLOOKUP([.B12];[.B$56:.C$61];2)" office:value-type="string" office:string-value="Ford" calcext:value-type="string">
            <text:p>Ford</text:p>
          </table:table-cell>
          <table:table-cell table:formula="of:=MID([.A12];5;3)" office:value-type="string" office:string-value="FCS" calcext:value-type="string">
            <text:p>FCS</text:p>
          </table:table-cell>
          <table:table-cell table:formula="of:=VLOOKUP([.D12];[.D$56:.E$66];2)" office:value-type="string" office:string-value="Focus" calcext:value-type="string">
            <text:p>Focus</text:p>
          </table:table-cell>
          <table:table-cell table:formula="of:=MID([.A12];3;2)" office:value-type="string" office:string-value="13" calcext:value-type="string">
            <text:p>13</text:p>
          </table:table-cell>
          <table:table-cell table:formula="of:=IF(14-[.F12]&lt;0;100-[.F12]+14;14-[.F12])" office:value-type="float" office:value="1" calcext:value-type="float">
            <text:p>1</text:p>
          </table:table-cell>
          <table:table-cell office:value-type="string" calcext:value-type="string">
            <text:p>13682.9</text:p>
          </table:table-cell>
          <table:table-cell table:formula="of:=[.H12]/(0.5+[.G12])" office:value-type="float" office:value="9121.93333333333" calcext:value-type="float">
            <text:p>9121.933333333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formula="of:=IF([.H12]&lt;=[.L12];&quot;YES&quot;;&quot;NO&quot;)" office:value-type="string" office:string-value="NO" calcext:value-type="string">
            <text:p>NO</text:p>
          </table:table-cell>
          <table:table-cell table:formula="of:=COM.MICROSOFT.CONCAT([.B12];[.F12];[.D12];VLOOKUP([.J12];[.J$56:.K$60];2);RIGHT([.A12];3))" office:value-type="string" office:string-value="FD13FCSBLA013" calcext:value-type="string">
            <text:p>FD13FCSBLA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12ELA050</text:p>
          </table:table-cell>
          <table:table-cell table:formula="of:=LEFT([.A13];2)" office:value-type="string" office:string-value="HY" calcext:value-type="string">
            <text:p>HY</text:p>
          </table:table-cell>
          <table:table-cell table:formula="of:=VLOOKUP([.B13];[.B$56:.C$61];2)" office:value-type="string" office:string-value="Hundai" calcext:value-type="string">
            <text:p>Hundai</text:p>
          </table:table-cell>
          <table:table-cell table:formula="of:=MID([.A13];5;3)" office:value-type="string" office:string-value="ELA" calcext:value-type="string">
            <text:p>ELA</text:p>
          </table:table-cell>
          <table:table-cell table:formula="of:=VLOOKUP([.D13];[.D$56:.E$66];2)" office:value-type="string" office:string-value="Elantra" calcext:value-type="string">
            <text:p>Elantra</text:p>
          </table:table-cell>
          <table:table-cell table:formula="of:=MID([.A13];3;2)" office:value-type="string" office:string-value="12" calcext:value-type="string">
            <text:p>12</text:p>
          </table:table-cell>
          <table:table-cell table:formula="of:=IF(14-[.F13]&lt;0;100-[.F13]+14;14-[.F13])" office:value-type="float" office:value="2" calcext:value-type="float">
            <text:p>2</text:p>
          </table:table-cell>
          <table:table-cell office:value-type="float" office:value="22282" calcext:value-type="float">
            <text:p>22282.0</text:p>
          </table:table-cell>
          <table:table-cell table:formula="of:=[.H13]/(0.5+[.G13])" office:value-type="float" office:value="8912.8" calcext:value-type="float">
            <text:p>8912.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formula="of:=IF([.H13]&lt;=[.L13];&quot;YES&quot;;&quot;NO&quot;)" office:value-type="string" office:string-value="YES" calcext:value-type="string">
            <text:p>YES</text:p>
          </table:table-cell>
          <table:table-cell table:formula="of:=COM.MICROSOFT.CONCAT([.B13];[.F13];[.D13];VLOOKUP([.J13];[.J$56:.K$60];2);RIGHT([.A13];3))" office:value-type="string" office:string-value="HY12ELABLU050" calcext:value-type="string">
            <text:p>HY12ELABLU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12CAM029</text:p>
          </table:table-cell>
          <table:table-cell table:formula="of:=LEFT([.A14];2)" office:value-type="string" office:string-value="TY" calcext:value-type="string">
            <text:p>TY</text:p>
          </table:table-cell>
          <table:table-cell table:formula="of:=VLOOKUP([.B14];[.B$56:.C$61];2)" office:value-type="string" office:string-value="Toyota" calcext:value-type="string">
            <text:p>Toyota</text:p>
          </table:table-cell>
          <table:table-cell table:formula="of:=MID([.A14];5;3)" office:value-type="string" office:string-value="CAM" calcext:value-type="string">
            <text:p>CAM</text:p>
          </table:table-cell>
          <table:table-cell table:formula="of:=VLOOKUP([.D14];[.D$56:.E$66];2)" office:value-type="string" office:string-value="Camrey" calcext:value-type="string">
            <text:p>Camrey</text:p>
          </table:table-cell>
          <table:table-cell table:formula="of:=MID([.A14];3;2)" office:value-type="string" office:string-value="12" calcext:value-type="string">
            <text:p>12</text:p>
          </table:table-cell>
          <table:table-cell table:formula="of:=IF(14-[.F14]&lt;0;100-[.F14]+14;14-[.F14])" office:value-type="float" office:value="2" calcext:value-type="float">
            <text:p>2</text:p>
          </table:table-cell>
          <table:table-cell office:value-type="string" calcext:value-type="string">
            <text:p>22128.2</text:p>
          </table:table-cell>
          <table:table-cell table:formula="of:=[.H14]/(0.5+[.G14])" office:value-type="float" office:value="8851.28" calcext:value-type="float">
            <text:p>8851.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formula="of:=IF([.H14]&lt;=[.L14];&quot;YES&quot;;&quot;NO&quot;)" office:value-type="string" office:string-value="NO" calcext:value-type="string">
            <text:p>NO</text:p>
          </table:table-cell>
          <table:table-cell table:formula="of:=COM.MICROSOFT.CONCAT([.B14];[.F14];[.D14];VLOOKUP([.J14];[.J$56:.K$60];2);RIGHT([.A14];3))" office:value-type="string" office:string-value="TY12CAMBLU029" calcext:value-type="string">
            <text:p>TY12CAMBLU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09CAM024</text:p>
          </table:table-cell>
          <table:table-cell table:formula="of:=LEFT([.A15];2)" office:value-type="string" office:string-value="TY" calcext:value-type="string">
            <text:p>TY</text:p>
          </table:table-cell>
          <table:table-cell table:formula="of:=VLOOKUP([.B15];[.B$56:.C$61];2)" office:value-type="string" office:string-value="Toyota" calcext:value-type="string">
            <text:p>Toyota</text:p>
          </table:table-cell>
          <table:table-cell table:formula="of:=MID([.A15];5;3)" office:value-type="string" office:string-value="CAM" calcext:value-type="string">
            <text:p>CAM</text:p>
          </table:table-cell>
          <table:table-cell table:formula="of:=VLOOKUP([.D15];[.D$56:.E$66];2)" office:value-type="string" office:string-value="Camrey" calcext:value-type="string">
            <text:p>Camrey</text:p>
          </table:table-cell>
          <table:table-cell table:formula="of:=MID([.A15];3;2)" office:value-type="string" office:string-value="09" calcext:value-type="string">
            <text:p>09</text:p>
          </table:table-cell>
          <table:table-cell table:formula="of:=IF(14-[.F15]&lt;0;100-[.F15]+14;14-[.F15])" office:value-type="float" office:value="5" calcext:value-type="float">
            <text:p>5</text:p>
          </table:table-cell>
          <table:table-cell office:value-type="string" calcext:value-type="string">
            <text:p>48114.2</text:p>
          </table:table-cell>
          <table:table-cell table:formula="of:=[.H15]/(0.5+[.G15])" office:value-type="float" office:value="8748.03636363636" calcext:value-type="float">
            <text:p>8748.036363636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formula="of:=IF([.H15]&lt;=[.L15];&quot;YES&quot;;&quot;NO&quot;)" office:value-type="string" office:string-value="NO" calcext:value-type="string">
            <text:p>NO</text:p>
          </table:table-cell>
          <table:table-cell table:formula="of:=COM.MICROSOFT.CONCAT([.B15];[.F15];[.D15];VLOOKUP([.J15];[.J$56:.K$60];2);RIGHT([.A15];3))" office:value-type="string" office:string-value="TY09CAMWHI024" calcext:value-type="string">
            <text:p>TY09CAMWHI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11CIV034</text:p>
          </table:table-cell>
          <table:table-cell table:formula="of:=LEFT([.A16];2)" office:value-type="string" office:string-value="HO" calcext:value-type="string">
            <text:p>HO</text:p>
          </table:table-cell>
          <table:table-cell table:formula="of:=VLOOKUP([.B16];[.B$56:.C$61];2)" office:value-type="string" office:string-value="Honda" calcext:value-type="string">
            <text:p>Honda</text:p>
          </table:table-cell>
          <table:table-cell table:formula="of:=MID([.A16];5;3)" office:value-type="string" office:string-value="CIV" calcext:value-type="string">
            <text:p>CIV</text:p>
          </table:table-cell>
          <table:table-cell table:formula="of:=VLOOKUP([.D16];[.D$56:.E$66];2)" office:value-type="string" office:string-value="Caravan" calcext:value-type="string">
            <text:p>Caravan</text:p>
          </table:table-cell>
          <table:table-cell table:formula="of:=MID([.A16];3;2)" office:value-type="string" office:string-value="11" calcext:value-type="string">
            <text:p>11</text:p>
          </table:table-cell>
          <table:table-cell table:formula="of:=IF(14-[.F16]&lt;0;100-[.F16]+14;14-[.F16])" office:value-type="float" office:value="3" calcext:value-type="float">
            <text:p>3</text:p>
          </table:table-cell>
          <table:table-cell office:value-type="string" calcext:value-type="string">
            <text:p>30555.3</text:p>
          </table:table-cell>
          <table:table-cell table:formula="of:=[.H16]/(0.5+[.G16])" office:value-type="float" office:value="8730.08571428571" calcext:value-type="float">
            <text:p>8730.085714285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formula="of:=IF([.H16]&lt;=[.L16];&quot;YES&quot;;&quot;NO&quot;)" office:value-type="string" office:string-value="NO" calcext:value-type="string">
            <text:p>NO</text:p>
          </table:table-cell>
          <table:table-cell table:formula="of:=COM.MICROSOFT.CONCAT([.B16];[.F16];[.D16];VLOOKUP([.J16];[.J$56:.K$60];2);RIGHT([.A16];3))" office:value-type="string" office:string-value="HO11CIVBLA034" calcext:value-type="string">
            <text:p>HO11CIVBLA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11ELA049</text:p>
          </table:table-cell>
          <table:table-cell table:formula="of:=LEFT([.A17];2)" office:value-type="string" office:string-value="HY" calcext:value-type="string">
            <text:p>HY</text:p>
          </table:table-cell>
          <table:table-cell table:formula="of:=VLOOKUP([.B17];[.B$56:.C$61];2)" office:value-type="string" office:string-value="Hundai" calcext:value-type="string">
            <text:p>Hundai</text:p>
          </table:table-cell>
          <table:table-cell table:formula="of:=MID([.A17];5;3)" office:value-type="string" office:string-value="ELA" calcext:value-type="string">
            <text:p>ELA</text:p>
          </table:table-cell>
          <table:table-cell table:formula="of:=VLOOKUP([.D17];[.D$56:.E$66];2)" office:value-type="string" office:string-value="Elantra" calcext:value-type="string">
            <text:p>Elantra</text:p>
          </table:table-cell>
          <table:table-cell table:formula="of:=MID([.A17];3;2)" office:value-type="string" office:string-value="11" calcext:value-type="string">
            <text:p>11</text:p>
          </table:table-cell>
          <table:table-cell table:formula="of:=IF(14-[.F17]&lt;0;100-[.F17]+14;14-[.F17])" office:value-type="float" office:value="3" calcext:value-type="float">
            <text:p>3</text:p>
          </table:table-cell>
          <table:table-cell office:value-type="string" calcext:value-type="string">
            <text:p>29102.3</text:p>
          </table:table-cell>
          <table:table-cell table:formula="of:=[.H17]/(0.5+[.G17])" office:value-type="float" office:value="8314.94285714286" calcext:value-type="float">
            <text:p>8314.942857142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formula="of:=IF([.H17]&lt;=[.L17];&quot;YES&quot;;&quot;NO&quot;)" office:value-type="string" office:string-value="NO" calcext:value-type="string">
            <text:p>NO</text:p>
          </table:table-cell>
          <table:table-cell table:formula="of:=COM.MICROSOFT.CONCAT([.B17];[.F17];[.D17];VLOOKUP([.J17];[.J$56:.K$60];2);RIGHT([.A17];3))" office:value-type="string" office:string-value="HY11ELABLA049" calcext:value-type="string">
            <text:p>HY11ELABLA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11PTC044</text:p>
          </table:table-cell>
          <table:table-cell table:formula="of:=LEFT([.A18];2)" office:value-type="string" office:string-value="CR" calcext:value-type="string">
            <text:p>CR</text:p>
          </table:table-cell>
          <table:table-cell table:formula="of:=VLOOKUP([.B18];[.B$56:.C$61];2)" office:value-type="string" office:string-value="Chrysler" calcext:value-type="string">
            <text:p>Chrysler</text:p>
          </table:table-cell>
          <table:table-cell table:formula="of:=MID([.A18];5;3)" office:value-type="string" office:string-value="PTC" calcext:value-type="string">
            <text:p>PTC</text:p>
          </table:table-cell>
          <table:table-cell table:formula="of:=VLOOKUP([.D18];[.D$56:.E$66];2)" office:value-type="string" office:string-value="PT Cruiser" calcext:value-type="string">
            <text:p>PT Cruiser</text:p>
          </table:table-cell>
          <table:table-cell table:formula="of:=MID([.A18];3;2)" office:value-type="string" office:string-value="11" calcext:value-type="string">
            <text:p>11</text:p>
          </table:table-cell>
          <table:table-cell table:formula="of:=IF(14-[.F18]&lt;0;100-[.F18]+14;14-[.F18])" office:value-type="float" office:value="3" calcext:value-type="float">
            <text:p>3</text:p>
          </table:table-cell>
          <table:table-cell office:value-type="string" calcext:value-type="string">
            <text:p>27394.2</text:p>
          </table:table-cell>
          <table:table-cell table:formula="of:=[.H18]/(0.5+[.G18])" office:value-type="float" office:value="7826.91428571429" calcext:value-type="float">
            <text:p>7826.9142857142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formula="of:=IF([.H18]&lt;=[.L18];&quot;YES&quot;;&quot;NO&quot;)" office:value-type="string" office:string-value="NO" calcext:value-type="string">
            <text:p>NO</text:p>
          </table:table-cell>
          <table:table-cell table:formula="of:=COM.MICROSOFT.CONCAT([.B18];[.F18];[.D18];VLOOKUP([.J18];[.J$56:.K$60];2);RIGHT([.A18];3))" office:value-type="string" office:string-value="CR11PTCBLA044" calcext:value-type="string">
            <text:p>CR11PTCBLA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M12CMR015</text:p>
          </table:table-cell>
          <table:table-cell table:formula="of:=LEFT([.A19];2)" office:value-type="string" office:string-value="GM" calcext:value-type="string">
            <text:p>GM</text:p>
          </table:table-cell>
          <table:table-cell table:formula="of:=VLOOKUP([.B19];[.B$56:.C$61];2)" office:value-type="string" office:string-value="General Motors" calcext:value-type="string">
            <text:p>General Motors</text:p>
          </table:table-cell>
          <table:table-cell table:formula="of:=MID([.A19];5;3)" office:value-type="string" office:string-value="CMR" calcext:value-type="string">
            <text:p>CMR</text:p>
          </table:table-cell>
          <table:table-cell table:formula="of:=VLOOKUP([.D19];[.D$56:.E$66];2)" office:value-type="string" office:string-value="Camero" calcext:value-type="string">
            <text:p>Camero</text:p>
          </table:table-cell>
          <table:table-cell table:formula="of:=MID([.A19];3;2)" office:value-type="string" office:string-value="12" calcext:value-type="string">
            <text:p>12</text:p>
          </table:table-cell>
          <table:table-cell table:formula="of:=IF(14-[.F19]&lt;0;100-[.F19]+14;14-[.F19])" office:value-type="float" office:value="2" calcext:value-type="float">
            <text:p>2</text:p>
          </table:table-cell>
          <table:table-cell office:value-type="string" calcext:value-type="string">
            <text:p>19421.1</text:p>
          </table:table-cell>
          <table:table-cell table:formula="of:=[.H19]/(0.5+[.G19])" office:value-type="float" office:value="7768.44" calcext:value-type="float">
            <text:p>7768.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ard</text:p>
          </table:table-cell>
          <table:table-cell office:value-type="float" office:value="100000" calcext:value-type="float">
            <text:p>100000</text:p>
          </table:table-cell>
          <table:table-cell table:formula="of:=IF([.H19]&lt;=[.L19];&quot;YES&quot;;&quot;NO&quot;)" office:value-type="string" office:string-value="NO" calcext:value-type="string">
            <text:p>NO</text:p>
          </table:table-cell>
          <table:table-cell table:formula="of:=COM.MICROSOFT.CONCAT([.B19];[.F19];[.D19];VLOOKUP([.J19];[.J$56:.K$60];2);RIGHT([.A19];3))" office:value-type="string" office:string-value="GM12CMRBLA015" calcext:value-type="string">
            <text:p>GM12CMRBLA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12FCS011</text:p>
          </table:table-cell>
          <table:table-cell table:formula="of:=LEFT([.A20];2)" office:value-type="string" office:string-value="FD" calcext:value-type="string">
            <text:p>FD</text:p>
          </table:table-cell>
          <table:table-cell table:formula="of:=VLOOKUP([.B20];[.B$56:.C$61];2)" office:value-type="string" office:string-value="Ford" calcext:value-type="string">
            <text:p>Ford</text:p>
          </table:table-cell>
          <table:table-cell table:formula="of:=MID([.A20];5;3)" office:value-type="string" office:string-value="FCS" calcext:value-type="string">
            <text:p>FCS</text:p>
          </table:table-cell>
          <table:table-cell table:formula="of:=VLOOKUP([.D20];[.D$56:.E$66];2)" office:value-type="string" office:string-value="Focus" calcext:value-type="string">
            <text:p>Focus</text:p>
          </table:table-cell>
          <table:table-cell table:formula="of:=MID([.A20];3;2)" office:value-type="string" office:string-value="12" calcext:value-type="string">
            <text:p>12</text:p>
          </table:table-cell>
          <table:table-cell table:formula="of:=IF(14-[.F20]&lt;0;100-[.F20]+14;14-[.F20])" office:value-type="float" office:value="2" calcext:value-type="float">
            <text:p>2</text:p>
          </table:table-cell>
          <table:table-cell office:value-type="string" calcext:value-type="string">
            <text:p>19341.7</text:p>
          </table:table-cell>
          <table:table-cell table:formula="of:=[.H20]/(0.5+[.G20])" office:value-type="float" office:value="7736.68" calcext:value-type="float">
            <text:p>7736.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ousef</text:p>
          </table:table-cell>
          <table:table-cell office:value-type="float" office:value="75000" calcext:value-type="float">
            <text:p>75000</text:p>
          </table:table-cell>
          <table:table-cell table:formula="of:=IF([.H20]&lt;=[.L20];&quot;YES&quot;;&quot;NO&quot;)" office:value-type="string" office:string-value="NO" calcext:value-type="string">
            <text:p>NO</text:p>
          </table:table-cell>
          <table:table-cell table:formula="of:=COM.MICROSOFT.CONCAT([.B20];[.F20];[.D20];VLOOKUP([.J20];[.J$56:.K$60];2);RIGHT([.A20];3))" office:value-type="string" office:string-value="FD12FCSWHI011" calcext:value-type="string">
            <text:p>FD12FCSWHI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10CIV033</text:p>
          </table:table-cell>
          <table:table-cell table:formula="of:=LEFT([.A21];2)" office:value-type="string" office:string-value="HO" calcext:value-type="string">
            <text:p>HO</text:p>
          </table:table-cell>
          <table:table-cell table:formula="of:=VLOOKUP([.B21];[.B$56:.C$61];2)" office:value-type="string" office:string-value="Honda" calcext:value-type="string">
            <text:p>Honda</text:p>
          </table:table-cell>
          <table:table-cell table:formula="of:=MID([.A21];5;3)" office:value-type="string" office:string-value="CIV" calcext:value-type="string">
            <text:p>CIV</text:p>
          </table:table-cell>
          <table:table-cell table:formula="of:=VLOOKUP([.D21];[.D$56:.E$66];2)" office:value-type="string" office:string-value="Caravan" calcext:value-type="string">
            <text:p>Caravan</text:p>
          </table:table-cell>
          <table:table-cell table:formula="of:=MID([.A21];3;2)" office:value-type="string" office:string-value="10" calcext:value-type="string">
            <text:p>10</text:p>
          </table:table-cell>
          <table:table-cell table:formula="of:=IF(14-[.F21]&lt;0;100-[.F21]+14;14-[.F21])" office:value-type="float" office:value="4" calcext:value-type="float">
            <text:p>4</text:p>
          </table:table-cell>
          <table:table-cell office:value-type="string" calcext:value-type="string">
            <text:p>33477.2</text:p>
          </table:table-cell>
          <table:table-cell table:formula="of:=[.H21]/(0.5+[.G21])" office:value-type="float" office:value="7439.37777777778" calcext:value-type="float">
            <text:p>7439.3777777777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75000" calcext:value-type="float">
            <text:p>75000</text:p>
          </table:table-cell>
          <table:table-cell table:formula="of:=IF([.H21]&lt;=[.L21];&quot;YES&quot;;&quot;NO&quot;)" office:value-type="string" office:string-value="NO" calcext:value-type="string">
            <text:p>NO</text:p>
          </table:table-cell>
          <table:table-cell table:formula="of:=COM.MICROSOFT.CONCAT([.B21];[.F21];[.D21];VLOOKUP([.J21];[.J$56:.K$60];2);RIGHT([.A21];3))" office:value-type="string" office:string-value="HO10CIVBLA033" calcext:value-type="string">
            <text:p>HO10CIVBLA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14ODY041</text:p>
          </table:table-cell>
          <table:table-cell table:formula="of:=LEFT([.A22];2)" office:value-type="string" office:string-value="HO" calcext:value-type="string">
            <text:p>HO</text:p>
          </table:table-cell>
          <table:table-cell table:formula="of:=VLOOKUP([.B22];[.B$56:.C$61];2)" office:value-type="string" office:string-value="Honda" calcext:value-type="string">
            <text:p>Honda</text:p>
          </table:table-cell>
          <table:table-cell table:formula="of:=MID([.A22];5;3)" office:value-type="string" office:string-value="ODY" calcext:value-type="string">
            <text:p>ODY</text:p>
          </table:table-cell>
          <table:table-cell table:formula="of:=VLOOKUP([.D22];[.D$56:.E$66];2)" office:value-type="string" office:string-value="Odyssey" calcext:value-type="string">
            <text:p>Odyssey</text:p>
          </table:table-cell>
          <table:table-cell table:formula="of:=MID([.A22];3;2)" office:value-type="string" office:string-value="14" calcext:value-type="string">
            <text:p>14</text:p>
          </table:table-cell>
          <table:table-cell table:formula="of:=IF(14-[.F22]&lt;0;100-[.F22]+14;14-[.F22])" office:value-type="float" office:value="0" calcext:value-type="float">
            <text:p>0</text:p>
          </table:table-cell>
          <table:table-cell office:value-type="string" calcext:value-type="string">
            <text:p>3708.1</text:p>
          </table:table-cell>
          <table:table-cell table:formula="of:=[.H22]/(0.5+[.G22])" office:value-type="float" office:value="7416.2" calcext:value-type="float">
            <text:p>7416.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formula="of:=IF([.H22]&lt;=[.L22];&quot;YES&quot;;&quot;NO&quot;)" office:value-type="string" office:string-value="NO" calcext:value-type="string">
            <text:p>NO</text:p>
          </table:table-cell>
          <table:table-cell table:formula="of:=COM.MICROSOFT.CONCAT([.B22];[.F22];[.D22];VLOOKUP([.J22];[.J$56:.K$60];2);RIGHT([.A22];3))" office:value-type="string" office:string-value="HO14ODYBLA041" calcext:value-type="string">
            <text:p>HO14ODYBLA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M10SLV017</text:p>
          </table:table-cell>
          <table:table-cell table:formula="of:=LEFT([.A23];2)" office:value-type="string" office:string-value="GM" calcext:value-type="string">
            <text:p>GM</text:p>
          </table:table-cell>
          <table:table-cell table:formula="of:=VLOOKUP([.B23];[.B$56:.C$61];2)" office:value-type="string" office:string-value="General Motors" calcext:value-type="string">
            <text:p>General Motors</text:p>
          </table:table-cell>
          <table:table-cell table:formula="of:=MID([.A23];5;3)" office:value-type="string" office:string-value="SLV" calcext:value-type="string">
            <text:p>SLV</text:p>
          </table:table-cell>
          <table:table-cell table:formula="of:=VLOOKUP([.D23];[.D$56:.E$66];2)" office:value-type="string" office:string-value="Silverado" calcext:value-type="string">
            <text:p>Silverado</text:p>
          </table:table-cell>
          <table:table-cell table:formula="of:=MID([.A23];3;2)" office:value-type="string" office:string-value="10" calcext:value-type="string">
            <text:p>10</text:p>
          </table:table-cell>
          <table:table-cell table:formula="of:=IF(14-[.F23]&lt;0;100-[.F23]+14;14-[.F23])" office:value-type="float" office:value="4" calcext:value-type="float">
            <text:p>4</text:p>
          </table:table-cell>
          <table:table-cell office:value-type="string" calcext:value-type="string">
            <text:p>31144.4</text:p>
          </table:table-cell>
          <table:table-cell table:formula="of:=[.H23]/(0.5+[.G23])" office:value-type="float" office:value="6920.97777777778" calcext:value-type="float">
            <text:p>6920.9777777777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100000" calcext:value-type="float">
            <text:p>100000</text:p>
          </table:table-cell>
          <table:table-cell table:formula="of:=IF([.H23]&lt;=[.L23];&quot;YES&quot;;&quot;NO&quot;)" office:value-type="string" office:string-value="NO" calcext:value-type="string">
            <text:p>NO</text:p>
          </table:table-cell>
          <table:table-cell table:formula="of:=COM.MICROSOFT.CONCAT([.B23];[.F23];[.D23];VLOOKUP([.J23];[.J$56:.K$60];2);RIGHT([.A23];3))" office:value-type="string" office:string-value="GM10SLVBLA017" calcext:value-type="string">
            <text:p>GM10SLVBLA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8MTG003</text:p>
          </table:table-cell>
          <table:table-cell table:formula="of:=LEFT([.A24];2)" office:value-type="string" office:string-value="FD" calcext:value-type="string">
            <text:p>FD</text:p>
          </table:table-cell>
          <table:table-cell table:formula="of:=VLOOKUP([.B24];[.B$56:.C$61];2)" office:value-type="string" office:string-value="Ford" calcext:value-type="string">
            <text:p>Ford</text:p>
          </table:table-cell>
          <table:table-cell table:formula="of:=MID([.A24];5;3)" office:value-type="string" office:string-value="MTG" calcext:value-type="string">
            <text:p>MTG</text:p>
          </table:table-cell>
          <table:table-cell table:formula="of:=VLOOKUP([.D24];[.D$56:.E$66];2)" office:value-type="string" office:string-value="Mustang" calcext:value-type="string">
            <text:p>Mustang</text:p>
          </table:table-cell>
          <table:table-cell table:formula="of:=MID([.A24];3;2)" office:value-type="string" office:string-value="08" calcext:value-type="string">
            <text:p>08</text:p>
          </table:table-cell>
          <table:table-cell table:formula="of:=IF(14-[.F24]&lt;0;100-[.F24]+14;14-[.F24])" office:value-type="float" office:value="6" calcext:value-type="float">
            <text:p>6</text:p>
          </table:table-cell>
          <table:table-cell office:value-type="string" calcext:value-type="string">
            <text:p>44946.5</text:p>
          </table:table-cell>
          <table:table-cell table:formula="of:=[.H24]/(0.5+[.G24])" office:value-type="float" office:value="6914.84615384615" calcext:value-type="float">
            <text:p>6914.846153846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50000" calcext:value-type="float">
            <text:p>50000</text:p>
          </table:table-cell>
          <table:table-cell table:formula="of:=IF([.H24]&lt;=[.L24];&quot;YES&quot;;&quot;NO&quot;)" office:value-type="string" office:string-value="NO" calcext:value-type="string">
            <text:p>NO</text:p>
          </table:table-cell>
          <table:table-cell table:formula="of:=COM.MICROSOFT.CONCAT([.B24];[.F24];[.D24];VLOOKUP([.J24];[.J$56:.K$60];2);RIGHT([.A24];3))" office:value-type="string" office:string-value="FD08MTGGRE003" calcext:value-type="string">
            <text:p>FD08MTGGRE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04CAR047</text:p>
          </table:table-cell>
          <table:table-cell table:formula="of:=LEFT([.A25];2)" office:value-type="string" office:string-value="CR" calcext:value-type="string">
            <text:p>CR</text:p>
          </table:table-cell>
          <table:table-cell table:formula="of:=VLOOKUP([.B25];[.B$56:.C$61];2)" office:value-type="string" office:string-value="Chrysler" calcext:value-type="string">
            <text:p>Chrysler</text:p>
          </table:table-cell>
          <table:table-cell table:formula="of:=MID([.A25];5;3)" office:value-type="string" office:string-value="CAR" calcext:value-type="string">
            <text:p>CAR</text:p>
          </table:table-cell>
          <table:table-cell table:formula="of:=VLOOKUP([.D25];[.D$56:.E$66];2)" office:value-type="string" office:string-value="Caravan" calcext:value-type="string">
            <text:p>Caravan</text:p>
          </table:table-cell>
          <table:table-cell table:formula="of:=MID([.A25];3;2)" office:value-type="string" office:string-value="04" calcext:value-type="string">
            <text:p>04</text:p>
          </table:table-cell>
          <table:table-cell table:formula="of:=IF(14-[.F25]&lt;0;100-[.F25]+14;14-[.F25])" office:value-type="float" office:value="10" calcext:value-type="float">
            <text:p>10</text:p>
          </table:table-cell>
          <table:table-cell office:value-type="string" calcext:value-type="string">
            <text:p>72527.2</text:p>
          </table:table-cell>
          <table:table-cell table:formula="of:=[.H25]/(0.5+[.G25])" office:value-type="float" office:value="6907.35238095238" calcext:value-type="float">
            <text:p>6907.352380952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formula="of:=IF([.H25]&lt;=[.L25];&quot;YES&quot;;&quot;NO&quot;)" office:value-type="string" office:string-value="NO" calcext:value-type="string">
            <text:p>NO</text:p>
          </table:table-cell>
          <table:table-cell table:formula="of:=COM.MICROSOFT.CONCAT([.B25];[.F25];[.D25];VLOOKUP([.J25];[.J$56:.K$60];2);RIGHT([.A25];3))" office:value-type="string" office:string-value="CR04CARWHI047" calcext:value-type="string">
            <text:p>CR04CARWHI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07ODY038</text:p>
          </table:table-cell>
          <table:table-cell table:formula="of:=LEFT([.A26];2)" office:value-type="string" office:string-value="HO" calcext:value-type="string">
            <text:p>HO</text:p>
          </table:table-cell>
          <table:table-cell table:formula="of:=VLOOKUP([.B26];[.B$56:.C$61];2)" office:value-type="string" office:string-value="Honda" calcext:value-type="string">
            <text:p>Honda</text:p>
          </table:table-cell>
          <table:table-cell table:formula="of:=MID([.A26];5;3)" office:value-type="string" office:string-value="ODY" calcext:value-type="string">
            <text:p>ODY</text:p>
          </table:table-cell>
          <table:table-cell table:formula="of:=VLOOKUP([.D26];[.D$56:.E$66];2)" office:value-type="string" office:string-value="Odyssey" calcext:value-type="string">
            <text:p>Odyssey</text:p>
          </table:table-cell>
          <table:table-cell table:formula="of:=MID([.A26];3;2)" office:value-type="string" office:string-value="07" calcext:value-type="string">
            <text:p>07</text:p>
          </table:table-cell>
          <table:table-cell table:formula="of:=IF(14-[.F26]&lt;0;100-[.F26]+14;14-[.F26])" office:value-type="float" office:value="7" calcext:value-type="float">
            <text:p>7</text:p>
          </table:table-cell>
          <table:table-cell office:value-type="string" calcext:value-type="string">
            <text:p>50854.1</text:p>
          </table:table-cell>
          <table:table-cell table:formula="of:=[.H26]/(0.5+[.G26])" office:value-type="float" office:value="6780.54666666667" calcext:value-type="float">
            <text:p>6780.5466666666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formula="of:=IF([.H26]&lt;=[.L26];&quot;YES&quot;;&quot;NO&quot;)" office:value-type="string" office:string-value="NO" calcext:value-type="string">
            <text:p>NO</text:p>
          </table:table-cell>
          <table:table-cell table:formula="of:=COM.MICROSOFT.CONCAT([.B26];[.F26];[.D26];VLOOKUP([.J26];[.J$56:.K$60];2);RIGHT([.A26];3))" office:value-type="string" office:string-value="HO07ODYBLA038" calcext:value-type="string">
            <text:p>HO07ODYBLA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08ODY039</text:p>
          </table:table-cell>
          <table:table-cell table:formula="of:=LEFT([.A27];2)" office:value-type="string" office:string-value="HO" calcext:value-type="string">
            <text:p>HO</text:p>
          </table:table-cell>
          <table:table-cell table:formula="of:=VLOOKUP([.B27];[.B$56:.C$61];2)" office:value-type="string" office:string-value="Honda" calcext:value-type="string">
            <text:p>Honda</text:p>
          </table:table-cell>
          <table:table-cell table:formula="of:=MID([.A27];5;3)" office:value-type="string" office:string-value="ODY" calcext:value-type="string">
            <text:p>ODY</text:p>
          </table:table-cell>
          <table:table-cell table:formula="of:=VLOOKUP([.D27];[.D$56:.E$66];2)" office:value-type="string" office:string-value="Odyssey" calcext:value-type="string">
            <text:p>Odyssey</text:p>
          </table:table-cell>
          <table:table-cell table:formula="of:=MID([.A27];3;2)" office:value-type="string" office:string-value="08" calcext:value-type="string">
            <text:p>08</text:p>
          </table:table-cell>
          <table:table-cell table:formula="of:=IF(14-[.F27]&lt;0;100-[.F27]+14;14-[.F27])" office:value-type="float" office:value="6" calcext:value-type="float">
            <text:p>6</text:p>
          </table:table-cell>
          <table:table-cell office:value-type="string" calcext:value-type="string">
            <text:p>42504.6</text:p>
          </table:table-cell>
          <table:table-cell table:formula="of:=[.H27]/(0.5+[.G27])" office:value-type="float" office:value="6539.16923076923" calcext:value-type="float">
            <text:p>6539.169230769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100000" calcext:value-type="float">
            <text:p>100000</text:p>
          </table:table-cell>
          <table:table-cell table:formula="of:=IF([.H27]&lt;=[.L27];&quot;YES&quot;;&quot;NO&quot;)" office:value-type="string" office:string-value="NO" calcext:value-type="string">
            <text:p>NO</text:p>
          </table:table-cell>
          <table:table-cell table:formula="of:=COM.MICROSOFT.CONCAT([.B27];[.F27];[.D27];VLOOKUP([.J27];[.J$56:.K$60];2);RIGHT([.A27];3))" office:value-type="string" office:string-value="HO08ODYWHI039" calcext:value-type="string">
            <text:p>HO08ODYWHI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9FCS008</text:p>
          </table:table-cell>
          <table:table-cell table:formula="of:=LEFT([.A28];2)" office:value-type="string" office:string-value="FD" calcext:value-type="string">
            <text:p>FD</text:p>
          </table:table-cell>
          <table:table-cell table:formula="of:=VLOOKUP([.B28];[.B$56:.C$61];2)" office:value-type="string" office:string-value="Ford" calcext:value-type="string">
            <text:p>Ford</text:p>
          </table:table-cell>
          <table:table-cell table:formula="of:=MID([.A28];5;3)" office:value-type="string" office:string-value="FCS" calcext:value-type="string">
            <text:p>FCS</text:p>
          </table:table-cell>
          <table:table-cell table:formula="of:=VLOOKUP([.D28];[.D$56:.E$66];2)" office:value-type="string" office:string-value="Focus" calcext:value-type="string">
            <text:p>Focus</text:p>
          </table:table-cell>
          <table:table-cell table:formula="of:=MID([.A28];3;2)" office:value-type="string" office:string-value="09" calcext:value-type="string">
            <text:p>09</text:p>
          </table:table-cell>
          <table:table-cell table:formula="of:=IF(14-[.F28]&lt;0;100-[.F28]+14;14-[.F28])" office:value-type="float" office:value="5" calcext:value-type="float">
            <text:p>5</text:p>
          </table:table-cell>
          <table:table-cell office:value-type="float" office:value="35137" calcext:value-type="float">
            <text:p>35137.0</text:p>
          </table:table-cell>
          <table:table-cell table:formula="of:=[.H28]/(0.5+[.G28])" office:value-type="float" office:value="6388.54545454546" calcext:value-type="float">
            <text:p>6388.545454545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oward</text:p>
          </table:table-cell>
          <table:table-cell office:value-type="float" office:value="75000" calcext:value-type="float">
            <text:p>75000</text:p>
          </table:table-cell>
          <table:table-cell table:formula="of:=IF([.H28]&lt;=[.L28];&quot;YES&quot;;&quot;NO&quot;)" office:value-type="string" office:string-value="YES" calcext:value-type="string">
            <text:p>YES</text:p>
          </table:table-cell>
          <table:table-cell table:formula="of:=COM.MICROSOFT.CONCAT([.B28];[.F28];[.D28];VLOOKUP([.J28];[.J$56:.K$60];2);RIGHT([.A28];3))" office:value-type="string" office:string-value="FD09FCSBLA008" calcext:value-type="string">
            <text:p>FD09FCSBLA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03COR026</text:p>
          </table:table-cell>
          <table:table-cell table:formula="of:=LEFT([.A29];2)" office:value-type="string" office:string-value="TY" calcext:value-type="string">
            <text:p>TY</text:p>
          </table:table-cell>
          <table:table-cell table:formula="of:=VLOOKUP([.B29];[.B$56:.C$61];2)" office:value-type="string" office:string-value="Toyota" calcext:value-type="string">
            <text:p>Toyota</text:p>
          </table:table-cell>
          <table:table-cell table:formula="of:=MID([.A29];5;3)" office:value-type="string" office:string-value="COR" calcext:value-type="string">
            <text:p>COR</text:p>
          </table:table-cell>
          <table:table-cell table:formula="of:=VLOOKUP([.D29];[.D$56:.E$66];2)" office:value-type="string" office:string-value="Corola" calcext:value-type="string">
            <text:p>Corola</text:p>
          </table:table-cell>
          <table:table-cell table:formula="of:=MID([.A29];3;2)" office:value-type="string" office:string-value="03" calcext:value-type="string">
            <text:p>03</text:p>
          </table:table-cell>
          <table:table-cell table:formula="of:=IF(14-[.F29]&lt;0;100-[.F29]+14;14-[.F29])" office:value-type="float" office:value="11" calcext:value-type="float">
            <text:p>11</text:p>
          </table:table-cell>
          <table:table-cell office:value-type="string" calcext:value-type="string">
            <text:p>73444.4</text:p>
          </table:table-cell>
          <table:table-cell table:formula="of:=[.H29]/(0.5+[.G29])" office:value-type="float" office:value="6386.46956521739" calcext:value-type="float">
            <text:p>6386.4695652173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formula="of:=IF([.H29]&lt;=[.L29];&quot;YES&quot;;&quot;NO&quot;)" office:value-type="string" office:string-value="NO" calcext:value-type="string">
            <text:p>NO</text:p>
          </table:table-cell>
          <table:table-cell table:formula="of:=COM.MICROSOFT.CONCAT([.B29];[.F29];[.D29];VLOOKUP([.J29];[.J$56:.K$60];2);RIGHT([.A29];3))" office:value-type="string" office:string-value="TY03CORBLA026" calcext:value-type="string">
            <text:p>TY03CORBLA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05ODY037</text:p>
          </table:table-cell>
          <table:table-cell table:formula="of:=LEFT([.A30];2)" office:value-type="string" office:string-value="HO" calcext:value-type="string">
            <text:p>HO</text:p>
          </table:table-cell>
          <table:table-cell table:formula="of:=VLOOKUP([.B30];[.B$56:.C$61];2)" office:value-type="string" office:string-value="Honda" calcext:value-type="string">
            <text:p>Honda</text:p>
          </table:table-cell>
          <table:table-cell table:formula="of:=MID([.A30];5;3)" office:value-type="string" office:string-value="ODY" calcext:value-type="string">
            <text:p>ODY</text:p>
          </table:table-cell>
          <table:table-cell table:formula="of:=VLOOKUP([.D30];[.D$56:.E$66];2)" office:value-type="string" office:string-value="Odyssey" calcext:value-type="string">
            <text:p>Odyssey</text:p>
          </table:table-cell>
          <table:table-cell table:formula="of:=MID([.A30];3;2)" office:value-type="string" office:string-value="05" calcext:value-type="string">
            <text:p>05</text:p>
          </table:table-cell>
          <table:table-cell table:formula="of:=IF(14-[.F30]&lt;0;100-[.F30]+14;14-[.F30])" office:value-type="float" office:value="9" calcext:value-type="float">
            <text:p>9</text:p>
          </table:table-cell>
          <table:table-cell office:value-type="string" calcext:value-type="string">
            <text:p>60389.5</text:p>
          </table:table-cell>
          <table:table-cell table:formula="of:=[.H30]/(0.5+[.G30])" office:value-type="float" office:value="6356.78947368421" calcext:value-type="float">
            <text:p>6356.789473684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formula="of:=IF([.H30]&lt;=[.L30];&quot;YES&quot;;&quot;NO&quot;)" office:value-type="string" office:string-value="NO" calcext:value-type="string">
            <text:p>NO</text:p>
          </table:table-cell>
          <table:table-cell table:formula="of:=COM.MICROSOFT.CONCAT([.B30];[.F30];[.D30];VLOOKUP([.J30];[.J$56:.K$60];2);RIGHT([.A30];3))" office:value-type="string" office:string-value="HO05ODYWHI037" calcext:value-type="string">
            <text:p>HO05ODYWHI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96CAM020</text:p>
          </table:table-cell>
          <table:table-cell table:formula="of:=LEFT([.A31];2)" office:value-type="string" office:string-value="TY" calcext:value-type="string">
            <text:p>TY</text:p>
          </table:table-cell>
          <table:table-cell table:formula="of:=VLOOKUP([.B31];[.B$56:.C$61];2)" office:value-type="string" office:string-value="Toyota" calcext:value-type="string">
            <text:p>Toyota</text:p>
          </table:table-cell>
          <table:table-cell table:formula="of:=MID([.A31];5;3)" office:value-type="string" office:string-value="CAM" calcext:value-type="string">
            <text:p>CAM</text:p>
          </table:table-cell>
          <table:table-cell table:formula="of:=VLOOKUP([.D31];[.D$56:.E$66];2)" office:value-type="string" office:string-value="Camrey" calcext:value-type="string">
            <text:p>Camrey</text:p>
          </table:table-cell>
          <table:table-cell table:formula="of:=MID([.A31];3;2)" office:value-type="string" office:string-value="96" calcext:value-type="string">
            <text:p>96</text:p>
          </table:table-cell>
          <table:table-cell table:formula="of:=IF(14-[.F31]&lt;0;100-[.F31]+14;14-[.F31])" office:value-type="float" office:value="18" calcext:value-type="float">
            <text:p>18</text:p>
          </table:table-cell>
          <table:table-cell office:value-type="string" calcext:value-type="string">
            <text:p>114660.6</text:p>
          </table:table-cell>
          <table:table-cell table:formula="of:=[.H31]/(0.5+[.G31])" office:value-type="float" office:value="6197.87027027027" calcext:value-type="float">
            <text:p>6197.870270270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formula="of:=IF([.H31]&lt;=[.L31];&quot;YES&quot;;&quot;NO&quot;)" office:value-type="string" office:string-value="NO" calcext:value-type="string">
            <text:p>NO</text:p>
          </table:table-cell>
          <table:table-cell table:formula="of:=COM.MICROSOFT.CONCAT([.B31];[.F31];[.D31];VLOOKUP([.J31];[.J$56:.K$60];2);RIGHT([.A31];3))" office:value-type="string" office:string-value="TY96CAMGRE020" calcext:value-type="string">
            <text:p>TY96CAMGRE0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04PTC042</text:p>
          </table:table-cell>
          <table:table-cell table:formula="of:=LEFT([.A32];2)" office:value-type="string" office:string-value="CR" calcext:value-type="string">
            <text:p>CR</text:p>
          </table:table-cell>
          <table:table-cell table:formula="of:=VLOOKUP([.B32];[.B$56:.C$61];2)" office:value-type="string" office:string-value="Chrysler" calcext:value-type="string">
            <text:p>Chrysler</text:p>
          </table:table-cell>
          <table:table-cell table:formula="of:=MID([.A32];5;3)" office:value-type="string" office:string-value="PTC" calcext:value-type="string">
            <text:p>PTC</text:p>
          </table:table-cell>
          <table:table-cell table:formula="of:=VLOOKUP([.D32];[.D$56:.E$66];2)" office:value-type="string" office:string-value="PT Cruiser" calcext:value-type="string">
            <text:p>PT Cruiser</text:p>
          </table:table-cell>
          <table:table-cell table:formula="of:=MID([.A32];3;2)" office:value-type="string" office:string-value="04" calcext:value-type="string">
            <text:p>04</text:p>
          </table:table-cell>
          <table:table-cell table:formula="of:=IF(14-[.F32]&lt;0;100-[.F32]+14;14-[.F32])" office:value-type="float" office:value="10" calcext:value-type="float">
            <text:p>10</text:p>
          </table:table-cell>
          <table:table-cell office:value-type="float" office:value="64542" calcext:value-type="float">
            <text:p>64542.0</text:p>
          </table:table-cell>
          <table:table-cell table:formula="of:=[.H32]/(0.5+[.G32])" office:value-type="float" office:value="6146.85714285714" calcext:value-type="float">
            <text:p>6146.857142857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formula="of:=IF([.H32]&lt;=[.L32];&quot;YES&quot;;&quot;NO&quot;)" office:value-type="string" office:string-value="YES" calcext:value-type="string">
            <text:p>YES</text:p>
          </table:table-cell>
          <table:table-cell table:formula="of:=COM.MICROSOFT.CONCAT([.B32];[.F32];[.D32];VLOOKUP([.J32];[.J$56:.K$60];2);RIGHT([.A32];3))" office:value-type="string" office:string-value="CR04PTCBLU042" calcext:value-type="string">
            <text:p>CR04PTCBLU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6FCS007</text:p>
          </table:table-cell>
          <table:table-cell table:formula="of:=LEFT([.A33];2)" office:value-type="string" office:string-value="FD" calcext:value-type="string">
            <text:p>FD</text:p>
          </table:table-cell>
          <table:table-cell table:formula="of:=VLOOKUP([.B33];[.B$56:.C$61];2)" office:value-type="string" office:string-value="Ford" calcext:value-type="string">
            <text:p>Ford</text:p>
          </table:table-cell>
          <table:table-cell table:formula="of:=MID([.A33];5;3)" office:value-type="string" office:string-value="FCS" calcext:value-type="string">
            <text:p>FCS</text:p>
          </table:table-cell>
          <table:table-cell table:formula="of:=VLOOKUP([.D33];[.D$56:.E$66];2)" office:value-type="string" office:string-value="Focus" calcext:value-type="string">
            <text:p>Focus</text:p>
          </table:table-cell>
          <table:table-cell table:formula="of:=MID([.A33];3;2)" office:value-type="string" office:string-value="06" calcext:value-type="string">
            <text:p>06</text:p>
          </table:table-cell>
          <table:table-cell table:formula="of:=IF(14-[.F33]&lt;0;100-[.F33]+14;14-[.F33])" office:value-type="float" office:value="8" calcext:value-type="float">
            <text:p>8</text:p>
          </table:table-cell>
          <table:table-cell office:value-type="string" calcext:value-type="string">
            <text:p>52229.5</text:p>
          </table:table-cell>
          <table:table-cell table:formula="of:=[.H33]/(0.5+[.G33])" office:value-type="float" office:value="6144.64705882353" calcext:value-type="float">
            <text:p>6144.6470588235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formula="of:=IF([.H33]&lt;=[.L33];&quot;YES&quot;;&quot;NO&quot;)" office:value-type="string" office:string-value="NO" calcext:value-type="string">
            <text:p>NO</text:p>
          </table:table-cell>
          <table:table-cell table:formula="of:=COM.MICROSOFT.CONCAT([.B33];[.F33];[.D33];VLOOKUP([.J33];[.J$56:.K$60];2);RIGHT([.A33];3))" office:value-type="string" office:string-value="FD06FCSGRE007" calcext:value-type="string">
            <text:p>FD06FCSGRE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00CAM022</text:p>
          </table:table-cell>
          <table:table-cell table:formula="of:=LEFT([.A34];2)" office:value-type="string" office:string-value="TY" calcext:value-type="string">
            <text:p>TY</text:p>
          </table:table-cell>
          <table:table-cell table:formula="of:=VLOOKUP([.B34];[.B$56:.C$61];2)" office:value-type="string" office:string-value="Toyota" calcext:value-type="string">
            <text:p>Toyota</text:p>
          </table:table-cell>
          <table:table-cell table:formula="of:=MID([.A34];5;3)" office:value-type="string" office:string-value="CAM" calcext:value-type="string">
            <text:p>CAM</text:p>
          </table:table-cell>
          <table:table-cell table:formula="of:=VLOOKUP([.D34];[.D$56:.E$66];2)" office:value-type="string" office:string-value="Camrey" calcext:value-type="string">
            <text:p>Camrey</text:p>
          </table:table-cell>
          <table:table-cell table:formula="of:=MID([.A34];3;2)" office:value-type="string" office:string-value="00" calcext:value-type="string">
            <text:p>00</text:p>
          </table:table-cell>
          <table:table-cell table:formula="of:=IF(14-[.F34]&lt;0;100-[.F34]+14;14-[.F34])" office:value-type="float" office:value="14" calcext:value-type="float">
            <text:p>14</text:p>
          </table:table-cell>
          <table:table-cell office:value-type="float" office:value="85928" calcext:value-type="float">
            <text:p>85928.0</text:p>
          </table:table-cell>
          <table:table-cell table:formula="of:=[.H34]/(0.5+[.G34])" office:value-type="float" office:value="5926.06896551724" calcext:value-type="float">
            <text:p>5926.068965517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formula="of:=IF([.H34]&lt;=[.L34];&quot;YES&quot;;&quot;NO&quot;)" office:value-type="string" office:string-value="YES" calcext:value-type="string">
            <text:p>YES</text:p>
          </table:table-cell>
          <table:table-cell table:formula="of:=COM.MICROSOFT.CONCAT([.B34];[.F34];[.D34];VLOOKUP([.J34];[.J$56:.K$60];2);RIGHT([.A34];3))" office:value-type="string" office:string-value="TY00CAMGRE022" calcext:value-type="string">
            <text:p>TY00CAMGRE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8MTG004</text:p>
          </table:table-cell>
          <table:table-cell table:formula="of:=LEFT([.A35];2)" office:value-type="string" office:string-value="FD" calcext:value-type="string">
            <text:p>FD</text:p>
          </table:table-cell>
          <table:table-cell table:formula="of:=VLOOKUP([.B35];[.B$56:.C$61];2)" office:value-type="string" office:string-value="Ford" calcext:value-type="string">
            <text:p>Ford</text:p>
          </table:table-cell>
          <table:table-cell table:formula="of:=MID([.A35];5;3)" office:value-type="string" office:string-value="MTG" calcext:value-type="string">
            <text:p>MTG</text:p>
          </table:table-cell>
          <table:table-cell table:formula="of:=VLOOKUP([.D35];[.D$56:.E$66];2)" office:value-type="string" office:string-value="Mustang" calcext:value-type="string">
            <text:p>Mustang</text:p>
          </table:table-cell>
          <table:table-cell table:formula="of:=MID([.A35];3;2)" office:value-type="string" office:string-value="08" calcext:value-type="string">
            <text:p>08</text:p>
          </table:table-cell>
          <table:table-cell table:formula="of:=IF(14-[.F35]&lt;0;100-[.F35]+14;14-[.F35])" office:value-type="float" office:value="6" calcext:value-type="float">
            <text:p>6</text:p>
          </table:table-cell>
          <table:table-cell office:value-type="string" calcext:value-type="string">
            <text:p>37558.8</text:p>
          </table:table-cell>
          <table:table-cell table:formula="of:=[.H35]/(0.5+[.G35])" office:value-type="float" office:value="5778.27692307692" calcext:value-type="float">
            <text:p>5778.2769230769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50000" calcext:value-type="float">
            <text:p>50000</text:p>
          </table:table-cell>
          <table:table-cell table:formula="of:=IF([.H35]&lt;=[.L35];&quot;YES&quot;;&quot;NO&quot;)" office:value-type="string" office:string-value="NO" calcext:value-type="string">
            <text:p>NO</text:p>
          </table:table-cell>
          <table:table-cell table:formula="of:=COM.MICROSOFT.CONCAT([.B35];[.F35];[.D35];VLOOKUP([.J35];[.J$56:.K$60];2);RIGHT([.A35];3))" office:value-type="string" office:string-value="FD08MTGBLA004" calcext:value-type="string">
            <text:p>FD08MTGBLA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98CAM021</text:p>
          </table:table-cell>
          <table:table-cell table:formula="of:=LEFT([.A36];2)" office:value-type="string" office:string-value="TY" calcext:value-type="string">
            <text:p>TY</text:p>
          </table:table-cell>
          <table:table-cell table:formula="of:=VLOOKUP([.B36];[.B$56:.C$61];2)" office:value-type="string" office:string-value="Toyota" calcext:value-type="string">
            <text:p>Toyota</text:p>
          </table:table-cell>
          <table:table-cell table:formula="of:=MID([.A36];5;3)" office:value-type="string" office:string-value="CAM" calcext:value-type="string">
            <text:p>CAM</text:p>
          </table:table-cell>
          <table:table-cell table:formula="of:=VLOOKUP([.D36];[.D$56:.E$66];2)" office:value-type="string" office:string-value="Camrey" calcext:value-type="string">
            <text:p>Camrey</text:p>
          </table:table-cell>
          <table:table-cell table:formula="of:=MID([.A36];3;2)" office:value-type="string" office:string-value="98" calcext:value-type="string">
            <text:p>98</text:p>
          </table:table-cell>
          <table:table-cell table:formula="of:=IF(14-[.F36]&lt;0;100-[.F36]+14;14-[.F36])" office:value-type="float" office:value="16" calcext:value-type="float">
            <text:p>16</text:p>
          </table:table-cell>
          <table:table-cell office:value-type="string" calcext:value-type="string">
            <text:p>93382.6</text:p>
          </table:table-cell>
          <table:table-cell table:formula="of:=[.H36]/(0.5+[.G36])" office:value-type="float" office:value="5659.55151515152" calcext:value-type="float">
            <text:p>5659.5515151515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formula="of:=IF([.H36]&lt;=[.L36];&quot;YES&quot;;&quot;NO&quot;)" office:value-type="string" office:string-value="NO" calcext:value-type="string">
            <text:p>NO</text:p>
          </table:table-cell>
          <table:table-cell table:formula="of:=COM.MICROSOFT.CONCAT([.B36];[.F36];[.D36];VLOOKUP([.J36];[.J$56:.K$60];2);RIGHT([.A36];3))" office:value-type="string" office:string-value="TY98CAMBLA021" calcext:value-type="string">
            <text:p>TY98CAMBLA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07PTC043</text:p>
          </table:table-cell>
          <table:table-cell table:formula="of:=LEFT([.A37];2)" office:value-type="string" office:string-value="CR" calcext:value-type="string">
            <text:p>CR</text:p>
          </table:table-cell>
          <table:table-cell table:formula="of:=VLOOKUP([.B37];[.B$56:.C$61];2)" office:value-type="string" office:string-value="Chrysler" calcext:value-type="string">
            <text:p>Chrysler</text:p>
          </table:table-cell>
          <table:table-cell table:formula="of:=MID([.A37];5;3)" office:value-type="string" office:string-value="PTC" calcext:value-type="string">
            <text:p>PTC</text:p>
          </table:table-cell>
          <table:table-cell table:formula="of:=VLOOKUP([.D37];[.D$56:.E$66];2)" office:value-type="string" office:string-value="PT Cruiser" calcext:value-type="string">
            <text:p>PT Cruiser</text:p>
          </table:table-cell>
          <table:table-cell table:formula="of:=MID([.A37];3;2)" office:value-type="string" office:string-value="07" calcext:value-type="string">
            <text:p>07</text:p>
          </table:table-cell>
          <table:table-cell table:formula="of:=IF(14-[.F37]&lt;0;100-[.F37]+14;14-[.F37])" office:value-type="float" office:value="7" calcext:value-type="float">
            <text:p>7</text:p>
          </table:table-cell>
          <table:table-cell office:value-type="string" calcext:value-type="string">
            <text:p>42074.2</text:p>
          </table:table-cell>
          <table:table-cell table:formula="of:=[.H37]/(0.5+[.G37])" office:value-type="float" office:value="5609.89333333333" calcext:value-type="float">
            <text:p>5609.8933333333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aul</text:p>
          </table:table-cell>
          <table:table-cell office:value-type="float" office:value="75000" calcext:value-type="float">
            <text:p>75000</text:p>
          </table:table-cell>
          <table:table-cell table:formula="of:=IF([.H37]&lt;=[.L37];&quot;YES&quot;;&quot;NO&quot;)" office:value-type="string" office:string-value="NO" calcext:value-type="string">
            <text:p>NO</text:p>
          </table:table-cell>
          <table:table-cell table:formula="of:=COM.MICROSOFT.CONCAT([.B37];[.F37];[.D37];VLOOKUP([.J37];[.J$56:.K$60];2);RIGHT([.A37];3))" office:value-type="string" office:string-value="CR07PTCGRE043" calcext:value-type="string">
            <text:p>CR07PTCGRE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8MTG005</text:p>
          </table:table-cell>
          <table:table-cell table:formula="of:=LEFT([.A38];2)" office:value-type="string" office:string-value="FD" calcext:value-type="string">
            <text:p>FD</text:p>
          </table:table-cell>
          <table:table-cell table:formula="of:=VLOOKUP([.B38];[.B$56:.C$61];2)" office:value-type="string" office:string-value="Ford" calcext:value-type="string">
            <text:p>Ford</text:p>
          </table:table-cell>
          <table:table-cell table:formula="of:=MID([.A38];5;3)" office:value-type="string" office:string-value="MTG" calcext:value-type="string">
            <text:p>MTG</text:p>
          </table:table-cell>
          <table:table-cell table:formula="of:=VLOOKUP([.D38];[.D$56:.E$66];2)" office:value-type="string" office:string-value="Mustang" calcext:value-type="string">
            <text:p>Mustang</text:p>
          </table:table-cell>
          <table:table-cell table:formula="of:=MID([.A38];3;2)" office:value-type="string" office:string-value="08" calcext:value-type="string">
            <text:p>08</text:p>
          </table:table-cell>
          <table:table-cell table:formula="of:=IF(14-[.F38]&lt;0;100-[.F38]+14;14-[.F38])" office:value-type="float" office:value="6" calcext:value-type="float">
            <text:p>6</text:p>
          </table:table-cell>
          <table:table-cell office:value-type="string" calcext:value-type="string">
            <text:p>36438.5</text:p>
          </table:table-cell>
          <table:table-cell table:formula="of:=[.H38]/(0.5+[.G38])" office:value-type="float" office:value="5605.92307692308" calcext:value-type="float">
            <text:p>5605.923076923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formula="of:=IF([.H38]&lt;=[.L38];&quot;YES&quot;;&quot;NO&quot;)" office:value-type="string" office:string-value="NO" calcext:value-type="string">
            <text:p>NO</text:p>
          </table:table-cell>
          <table:table-cell table:formula="of:=COM.MICROSOFT.CONCAT([.B38];[.F38];[.D38];VLOOKUP([.J38];[.J$56:.K$60];2);RIGHT([.A38];3))" office:value-type="string" office:string-value="FD08MTGWHI005" calcext:value-type="string">
            <text:p>FD08MTGWHI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M00SLV019</text:p>
          </table:table-cell>
          <table:table-cell table:formula="of:=LEFT([.A39];2)" office:value-type="string" office:string-value="GM" calcext:value-type="string">
            <text:p>GM</text:p>
          </table:table-cell>
          <table:table-cell table:formula="of:=VLOOKUP([.B39];[.B$56:.C$61];2)" office:value-type="string" office:string-value="General Motors" calcext:value-type="string">
            <text:p>General Motors</text:p>
          </table:table-cell>
          <table:table-cell table:formula="of:=MID([.A39];5;3)" office:value-type="string" office:string-value="SLV" calcext:value-type="string">
            <text:p>SLV</text:p>
          </table:table-cell>
          <table:table-cell table:formula="of:=VLOOKUP([.D39];[.D$56:.E$66];2)" office:value-type="string" office:string-value="Silverado" calcext:value-type="string">
            <text:p>Silverado</text:p>
          </table:table-cell>
          <table:table-cell table:formula="of:=MID([.A39];3;2)" office:value-type="string" office:string-value="00" calcext:value-type="string">
            <text:p>00</text:p>
          </table:table-cell>
          <table:table-cell table:formula="of:=IF(14-[.F39]&lt;0;100-[.F39]+14;14-[.F39])" office:value-type="float" office:value="14" calcext:value-type="float">
            <text:p>14</text:p>
          </table:table-cell>
          <table:table-cell office:value-type="string" calcext:value-type="string">
            <text:p>80685.8</text:p>
          </table:table-cell>
          <table:table-cell table:formula="of:=[.H39]/(0.5+[.G39])" office:value-type="float" office:value="5564.53793103448" calcext:value-type="float">
            <text:p>5564.5379310344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Vizzini</text:p>
          </table:table-cell>
          <table:table-cell office:value-type="float" office:value="100000" calcext:value-type="float">
            <text:p>100000</text:p>
          </table:table-cell>
          <table:table-cell table:formula="of:=IF([.H39]&lt;=[.L39];&quot;YES&quot;;&quot;NO&quot;)" office:value-type="string" office:string-value="NO" calcext:value-type="string">
            <text:p>NO</text:p>
          </table:table-cell>
          <table:table-cell table:formula="of:=COM.MICROSOFT.CONCAT([.B39];[.F39];[.D39];VLOOKUP([.J39];[.J$56:.K$60];2);RIGHT([.A39];3))" office:value-type="string" office:string-value="GM00SLVBLU019" calcext:value-type="string">
            <text:p>GM00SLVBLU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6FCS006</text:p>
          </table:table-cell>
          <table:table-cell table:formula="of:=LEFT([.A40];2)" office:value-type="string" office:string-value="FD" calcext:value-type="string">
            <text:p>FD</text:p>
          </table:table-cell>
          <table:table-cell table:formula="of:=VLOOKUP([.B40];[.B$56:.C$61];2)" office:value-type="string" office:string-value="Ford" calcext:value-type="string">
            <text:p>Ford</text:p>
          </table:table-cell>
          <table:table-cell table:formula="of:=MID([.A40];5;3)" office:value-type="string" office:string-value="FCS" calcext:value-type="string">
            <text:p>FCS</text:p>
          </table:table-cell>
          <table:table-cell table:formula="of:=VLOOKUP([.D40];[.D$56:.E$66];2)" office:value-type="string" office:string-value="Focus" calcext:value-type="string">
            <text:p>Focus</text:p>
          </table:table-cell>
          <table:table-cell table:formula="of:=MID([.A40];3;2)" office:value-type="string" office:string-value="06" calcext:value-type="string">
            <text:p>06</text:p>
          </table:table-cell>
          <table:table-cell table:formula="of:=IF(14-[.F40]&lt;0;100-[.F40]+14;14-[.F40])" office:value-type="float" office:value="8" calcext:value-type="float">
            <text:p>8</text:p>
          </table:table-cell>
          <table:table-cell office:value-type="string" calcext:value-type="string">
            <text:p>46311.4</text:p>
          </table:table-cell>
          <table:table-cell table:formula="of:=[.H40]/(0.5+[.G40])" office:value-type="float" office:value="5448.4" calcext:value-type="float">
            <text:p>5448.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75000" calcext:value-type="float">
            <text:p>75000</text:p>
          </table:table-cell>
          <table:table-cell table:formula="of:=IF([.H40]&lt;=[.L40];&quot;YES&quot;;&quot;NO&quot;)" office:value-type="string" office:string-value="NO" calcext:value-type="string">
            <text:p>NO</text:p>
          </table:table-cell>
          <table:table-cell table:formula="of:=COM.MICROSOFT.CONCAT([.B40];[.F40];[.D40];VLOOKUP([.J40];[.J$56:.K$60];2);RIGHT([.A40];3))" office:value-type="string" office:string-value="FD06FCSGRE006" calcext:value-type="string">
            <text:p>FD06FCSGRE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02CAM023</text:p>
          </table:table-cell>
          <table:table-cell table:formula="of:=LEFT([.A41];2)" office:value-type="string" office:string-value="TY" calcext:value-type="string">
            <text:p>TY</text:p>
          </table:table-cell>
          <table:table-cell table:formula="of:=VLOOKUP([.B41];[.B$56:.C$61];2)" office:value-type="string" office:string-value="Toyota" calcext:value-type="string">
            <text:p>Toyota</text:p>
          </table:table-cell>
          <table:table-cell table:formula="of:=MID([.A41];5;3)" office:value-type="string" office:string-value="CAM" calcext:value-type="string">
            <text:p>CAM</text:p>
          </table:table-cell>
          <table:table-cell table:formula="of:=VLOOKUP([.D41];[.D$56:.E$66];2)" office:value-type="string" office:string-value="Camrey" calcext:value-type="string">
            <text:p>Camrey</text:p>
          </table:table-cell>
          <table:table-cell table:formula="of:=MID([.A41];3;2)" office:value-type="string" office:string-value="02" calcext:value-type="string">
            <text:p>02</text:p>
          </table:table-cell>
          <table:table-cell table:formula="of:=IF(14-[.F41]&lt;0;100-[.F41]+14;14-[.F41])" office:value-type="float" office:value="12" calcext:value-type="float">
            <text:p>12</text:p>
          </table:table-cell>
          <table:table-cell office:value-type="string" calcext:value-type="string">
            <text:p>67829.1</text:p>
          </table:table-cell>
          <table:table-cell table:formula="of:=[.H41]/(0.5+[.G41])" office:value-type="float" office:value="5426.328" calcext:value-type="float">
            <text:p>5426.3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formula="of:=IF([.H41]&lt;=[.L41];&quot;YES&quot;;&quot;NO&quot;)" office:value-type="string" office:string-value="NO" calcext:value-type="string">
            <text:p>NO</text:p>
          </table:table-cell>
          <table:table-cell table:formula="of:=COM.MICROSOFT.CONCAT([.B41];[.F41];[.D41];VLOOKUP([.J41];[.J$56:.K$60];2);RIGHT([.A41];3))" office:value-type="string" office:string-value="TY02CAMBLA023" calcext:value-type="string">
            <text:p>TY02CAMBLA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00CAR046</text:p>
          </table:table-cell>
          <table:table-cell table:formula="of:=LEFT([.A42];2)" office:value-type="string" office:string-value="CR" calcext:value-type="string">
            <text:p>CR</text:p>
          </table:table-cell>
          <table:table-cell table:formula="of:=VLOOKUP([.B42];[.B$56:.C$61];2)" office:value-type="string" office:string-value="Chrysler" calcext:value-type="string">
            <text:p>Chrysler</text:p>
          </table:table-cell>
          <table:table-cell table:formula="of:=MID([.A42];5;3)" office:value-type="string" office:string-value="CAR" calcext:value-type="string">
            <text:p>CAR</text:p>
          </table:table-cell>
          <table:table-cell table:formula="of:=VLOOKUP([.D42];[.D$56:.E$66];2)" office:value-type="string" office:string-value="Caravan" calcext:value-type="string">
            <text:p>Caravan</text:p>
          </table:table-cell>
          <table:table-cell table:formula="of:=MID([.A42];3;2)" office:value-type="string" office:string-value="00" calcext:value-type="string">
            <text:p>00</text:p>
          </table:table-cell>
          <table:table-cell table:formula="of:=IF(14-[.F42]&lt;0;100-[.F42]+14;14-[.F42])" office:value-type="float" office:value="14" calcext:value-type="float">
            <text:p>14</text:p>
          </table:table-cell>
          <table:table-cell office:value-type="string" calcext:value-type="string">
            <text:p>77243.1</text:p>
          </table:table-cell>
          <table:table-cell table:formula="of:=[.H42]/(0.5+[.G42])" office:value-type="float" office:value="5327.11034482759" calcext:value-type="float">
            <text:p>5327.1103448275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formula="of:=IF([.H42]&lt;=[.L42];&quot;YES&quot;;&quot;NO&quot;)" office:value-type="string" office:string-value="NO" calcext:value-type="string">
            <text:p>NO</text:p>
          </table:table-cell>
          <table:table-cell table:formula="of:=COM.MICROSOFT.CONCAT([.B42];[.F42];[.D42];VLOOKUP([.J42];[.J$56:.K$60];2);RIGHT([.A42];3))" office:value-type="string" office:string-value="CR00CARBLA046" calcext:value-type="string">
            <text:p>CR00CARBLA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99CIV030</text:p>
          </table:table-cell>
          <table:table-cell table:formula="of:=LEFT([.A43];2)" office:value-type="string" office:string-value="HO" calcext:value-type="string">
            <text:p>HO</text:p>
          </table:table-cell>
          <table:table-cell table:formula="of:=VLOOKUP([.B43];[.B$56:.C$61];2)" office:value-type="string" office:string-value="Honda" calcext:value-type="string">
            <text:p>Honda</text:p>
          </table:table-cell>
          <table:table-cell table:formula="of:=MID([.A43];5;3)" office:value-type="string" office:string-value="CIV" calcext:value-type="string">
            <text:p>CIV</text:p>
          </table:table-cell>
          <table:table-cell table:formula="of:=VLOOKUP([.D43];[.D$56:.E$66];2)" office:value-type="string" office:string-value="Caravan" calcext:value-type="string">
            <text:p>Caravan</text:p>
          </table:table-cell>
          <table:table-cell table:formula="of:=MID([.A43];3;2)" office:value-type="string" office:string-value="99" calcext:value-type="string">
            <text:p>99</text:p>
          </table:table-cell>
          <table:table-cell table:formula="of:=IF(14-[.F43]&lt;0;100-[.F43]+14;14-[.F43])" office:value-type="float" office:value="15" calcext:value-type="float">
            <text:p>15</text:p>
          </table:table-cell>
          <table:table-cell office:value-type="float" office:value="82374" calcext:value-type="float">
            <text:p>82374.0</text:p>
          </table:table-cell>
          <table:table-cell table:formula="of:=[.H43]/(0.5+[.G43])" office:value-type="float" office:value="5314.45161290323" calcext:value-type="float">
            <text:p>5314.451612903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formula="of:=IF([.H43]&lt;=[.L43];&quot;YES&quot;;&quot;NO&quot;)" office:value-type="string" office:string-value="NO" calcext:value-type="string">
            <text:p>NO</text:p>
          </table:table-cell>
          <table:table-cell table:formula="of:=COM.MICROSOFT.CONCAT([.B43];[.F43];[.D43];VLOOKUP([.J43];[.J$56:.K$60];2);RIGHT([.A43];3))" office:value-type="string" office:string-value="HO99CIVWHI030" calcext:value-type="string">
            <text:p>HO99CIVWHI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6MTG002</text:p>
          </table:table-cell>
          <table:table-cell table:formula="of:=LEFT([.A44];2)" office:value-type="string" office:string-value="FD" calcext:value-type="string">
            <text:p>FD</text:p>
          </table:table-cell>
          <table:table-cell table:formula="of:=VLOOKUP([.B44];[.B$56:.C$61];2)" office:value-type="string" office:string-value="Ford" calcext:value-type="string">
            <text:p>Ford</text:p>
          </table:table-cell>
          <table:table-cell table:formula="of:=MID([.A44];5;3)" office:value-type="string" office:string-value="MTG" calcext:value-type="string">
            <text:p>MTG</text:p>
          </table:table-cell>
          <table:table-cell table:formula="of:=VLOOKUP([.D44];[.D$56:.E$66];2)" office:value-type="string" office:string-value="Mustang" calcext:value-type="string">
            <text:p>Mustang</text:p>
          </table:table-cell>
          <table:table-cell table:formula="of:=MID([.A44];3;2)" office:value-type="string" office:string-value="06" calcext:value-type="string">
            <text:p>06</text:p>
          </table:table-cell>
          <table:table-cell table:formula="of:=IF(14-[.F44]&lt;0;100-[.F44]+14;14-[.F44])" office:value-type="float" office:value="8" calcext:value-type="float">
            <text:p>8</text:p>
          </table:table-cell>
          <table:table-cell office:value-type="string" calcext:value-type="string">
            <text:p>44974.8</text:p>
          </table:table-cell>
          <table:table-cell table:formula="of:=[.H44]/(0.5+[.G44])" office:value-type="float" office:value="5291.15294117647" calcext:value-type="float">
            <text:p>5291.152941176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Call</text:p>
          </table:table-cell>
          <table:table-cell office:value-type="float" office:value="50000" calcext:value-type="float">
            <text:p>50000</text:p>
          </table:table-cell>
          <table:table-cell table:formula="of:=IF([.H44]&lt;=[.L44];&quot;YES&quot;;&quot;NO&quot;)" office:value-type="string" office:string-value="NO" calcext:value-type="string">
            <text:p>NO</text:p>
          </table:table-cell>
          <table:table-cell table:formula="of:=COM.MICROSOFT.CONCAT([.B44];[.F44];[.D44];VLOOKUP([.J44];[.J$56:.K$60];2);RIGHT([.A44];3))" office:value-type="string" office:string-value="FD06MTGWHI002" calcext:value-type="string">
            <text:p>FD06MTGWHI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01CIV031</text:p>
          </table:table-cell>
          <table:table-cell table:formula="of:=LEFT([.A45];2)" office:value-type="string" office:string-value="HO" calcext:value-type="string">
            <text:p>HO</text:p>
          </table:table-cell>
          <table:table-cell table:formula="of:=VLOOKUP([.B45];[.B$56:.C$61];2)" office:value-type="string" office:string-value="Honda" calcext:value-type="string">
            <text:p>Honda</text:p>
          </table:table-cell>
          <table:table-cell table:formula="of:=MID([.A45];5;3)" office:value-type="string" office:string-value="CIV" calcext:value-type="string">
            <text:p>CIV</text:p>
          </table:table-cell>
          <table:table-cell table:formula="of:=VLOOKUP([.D45];[.D$56:.E$66];2)" office:value-type="string" office:string-value="Caravan" calcext:value-type="string">
            <text:p>Caravan</text:p>
          </table:table-cell>
          <table:table-cell table:formula="of:=MID([.A45];3;2)" office:value-type="string" office:string-value="01" calcext:value-type="string">
            <text:p>01</text:p>
          </table:table-cell>
          <table:table-cell table:formula="of:=IF(14-[.F45]&lt;0;100-[.F45]+14;14-[.F45])" office:value-type="float" office:value="13" calcext:value-type="float">
            <text:p>13</text:p>
          </table:table-cell>
          <table:table-cell office:value-type="string" calcext:value-type="string">
            <text:p>69891.9</text:p>
          </table:table-cell>
          <table:table-cell table:formula="of:=[.H45]/(0.5+[.G45])" office:value-type="float" office:value="5177.17777777778" calcext:value-type="float">
            <text:p>5177.1777777777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formula="of:=IF([.H45]&lt;=[.L45];&quot;YES&quot;;&quot;NO&quot;)" office:value-type="string" office:string-value="NO" calcext:value-type="string">
            <text:p>NO</text:p>
          </table:table-cell>
          <table:table-cell table:formula="of:=COM.MICROSOFT.CONCAT([.B45];[.F45];[.D45];VLOOKUP([.J45];[.J$56:.K$60];2);RIGHT([.A45];3))" office:value-type="string" office:string-value="HO01CIVBLU031" calcext:value-type="string">
            <text:p>HO01CIVBLU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M09CMR014</text:p>
          </table:table-cell>
          <table:table-cell table:formula="of:=LEFT([.A46];2)" office:value-type="string" office:string-value="GM" calcext:value-type="string">
            <text:p>GM</text:p>
          </table:table-cell>
          <table:table-cell table:formula="of:=VLOOKUP([.B46];[.B$56:.C$61];2)" office:value-type="string" office:string-value="General Motors" calcext:value-type="string">
            <text:p>General Motors</text:p>
          </table:table-cell>
          <table:table-cell table:formula="of:=MID([.A46];5;3)" office:value-type="string" office:string-value="CMR" calcext:value-type="string">
            <text:p>CMR</text:p>
          </table:table-cell>
          <table:table-cell table:formula="of:=VLOOKUP([.D46];[.D$56:.E$66];2)" office:value-type="string" office:string-value="Camero" calcext:value-type="string">
            <text:p>Camero</text:p>
          </table:table-cell>
          <table:table-cell table:formula="of:=MID([.A46];3;2)" office:value-type="string" office:string-value="09" calcext:value-type="string">
            <text:p>09</text:p>
          </table:table-cell>
          <table:table-cell table:formula="of:=IF(14-[.F46]&lt;0;100-[.F46]+14;14-[.F46])" office:value-type="float" office:value="5" calcext:value-type="float">
            <text:p>5</text:p>
          </table:table-cell>
          <table:table-cell office:value-type="string" calcext:value-type="string">
            <text:p>28464.8</text:p>
          </table:table-cell>
          <table:table-cell table:formula="of:=[.H46]/(0.5+[.G46])" office:value-type="float" office:value="5175.41818181818" calcext:value-type="float">
            <text:p>5175.418181818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46]&lt;=[.L46];&quot;YES&quot;;&quot;NO&quot;)" office:value-type="string" office:string-value="NO" calcext:value-type="string">
            <text:p>NO</text:p>
          </table:table-cell>
          <table:table-cell table:formula="of:=COM.MICROSOFT.CONCAT([.B46];[.F46];[.D46];VLOOKUP([.J46];[.J$56:.K$60];2);RIGHT([.A46];3))" office:value-type="string" office:string-value="GM09CMRWHI014" calcext:value-type="string">
            <text:p>GM09CMRWHI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02COR025</text:p>
          </table:table-cell>
          <table:table-cell table:formula="of:=LEFT([.A47];2)" office:value-type="string" office:string-value="TY" calcext:value-type="string">
            <text:p>TY</text:p>
          </table:table-cell>
          <table:table-cell table:formula="of:=VLOOKUP([.B47];[.B$56:.C$61];2)" office:value-type="string" office:string-value="Toyota" calcext:value-type="string">
            <text:p>Toyota</text:p>
          </table:table-cell>
          <table:table-cell table:formula="of:=MID([.A47];5;3)" office:value-type="string" office:string-value="COR" calcext:value-type="string">
            <text:p>COR</text:p>
          </table:table-cell>
          <table:table-cell table:formula="of:=VLOOKUP([.D47];[.D$56:.E$66];2)" office:value-type="string" office:string-value="Corola" calcext:value-type="string">
            <text:p>Corola</text:p>
          </table:table-cell>
          <table:table-cell table:formula="of:=MID([.A47];3;2)" office:value-type="string" office:string-value="02" calcext:value-type="string">
            <text:p>02</text:p>
          </table:table-cell>
          <table:table-cell table:formula="of:=IF(14-[.F47]&lt;0;100-[.F47]+14;14-[.F47])" office:value-type="float" office:value="12" calcext:value-type="float">
            <text:p>12</text:p>
          </table:table-cell>
          <table:table-cell office:value-type="string" calcext:value-type="string">
            <text:p>64467.4</text:p>
          </table:table-cell>
          <table:table-cell table:formula="of:=[.H47]/(0.5+[.G47])" office:value-type="float" office:value="5157.392" calcext:value-type="float">
            <text:p>5157.3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formula="of:=IF([.H47]&lt;=[.L47];&quot;YES&quot;;&quot;NO&quot;)" office:value-type="string" office:string-value="NO" calcext:value-type="string">
            <text:p>NO</text:p>
          </table:table-cell>
          <table:table-cell table:formula="of:=COM.MICROSOFT.CONCAT([.B47];[.F47];[.D47];VLOOKUP([.J47];[.J$56:.K$60];2);RIGHT([.A47];3))" office:value-type="string" office:string-value="TY02CORRED025" calcext:value-type="string">
            <text:p>TY02CORRED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99CAR045</text:p>
          </table:table-cell>
          <table:table-cell table:formula="of:=LEFT([.A48];2)" office:value-type="string" office:string-value="CR" calcext:value-type="string">
            <text:p>CR</text:p>
          </table:table-cell>
          <table:table-cell table:formula="of:=VLOOKUP([.B48];[.B$56:.C$61];2)" office:value-type="string" office:string-value="Chrysler" calcext:value-type="string">
            <text:p>Chrysler</text:p>
          </table:table-cell>
          <table:table-cell table:formula="of:=MID([.A48];5;3)" office:value-type="string" office:string-value="CAR" calcext:value-type="string">
            <text:p>CAR</text:p>
          </table:table-cell>
          <table:table-cell table:formula="of:=VLOOKUP([.D48];[.D$56:.E$66];2)" office:value-type="string" office:string-value="Caravan" calcext:value-type="string">
            <text:p>Caravan</text:p>
          </table:table-cell>
          <table:table-cell table:formula="of:=MID([.A48];3;2)" office:value-type="string" office:string-value="99" calcext:value-type="string">
            <text:p>99</text:p>
          </table:table-cell>
          <table:table-cell table:formula="of:=IF(14-[.F48]&lt;0;100-[.F48]+14;14-[.F48])" office:value-type="float" office:value="15" calcext:value-type="float">
            <text:p>15</text:p>
          </table:table-cell>
          <table:table-cell office:value-type="string" calcext:value-type="string">
            <text:p>79420.6</text:p>
          </table:table-cell>
          <table:table-cell table:formula="of:=[.H48]/(0.5+[.G48])" office:value-type="float" office:value="5123.90967741935" calcext:value-type="float">
            <text:p>5123.909677419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formula="of:=IF([.H48]&lt;=[.L48];&quot;YES&quot;;&quot;NO&quot;)" office:value-type="string" office:string-value="NO" calcext:value-type="string">
            <text:p>NO</text:p>
          </table:table-cell>
          <table:table-cell table:formula="of:=COM.MICROSOFT.CONCAT([.B48];[.F48];[.D48];VLOOKUP([.J48];[.J$56:.K$60];2);RIGHT([.A48];3))" office:value-type="string" office:string-value="CR99CARGRE045" calcext:value-type="string">
            <text:p>CR99CARGRE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01ODY040</text:p>
          </table:table-cell>
          <table:table-cell table:formula="of:=LEFT([.A49];2)" office:value-type="string" office:string-value="HO" calcext:value-type="string">
            <text:p>HO</text:p>
          </table:table-cell>
          <table:table-cell table:formula="of:=VLOOKUP([.B49];[.B$56:.C$61];2)" office:value-type="string" office:string-value="Honda" calcext:value-type="string">
            <text:p>Honda</text:p>
          </table:table-cell>
          <table:table-cell table:formula="of:=MID([.A49];5;3)" office:value-type="string" office:string-value="ODY" calcext:value-type="string">
            <text:p>ODY</text:p>
          </table:table-cell>
          <table:table-cell table:formula="of:=VLOOKUP([.D49];[.D$56:.E$66];2)" office:value-type="string" office:string-value="Odyssey" calcext:value-type="string">
            <text:p>Odyssey</text:p>
          </table:table-cell>
          <table:table-cell table:formula="of:=MID([.A49];3;2)" office:value-type="string" office:string-value="01" calcext:value-type="string">
            <text:p>01</text:p>
          </table:table-cell>
          <table:table-cell table:formula="of:=IF(14-[.F49]&lt;0;100-[.F49]+14;14-[.F49])" office:value-type="float" office:value="13" calcext:value-type="float">
            <text:p>13</text:p>
          </table:table-cell>
          <table:table-cell office:value-type="string" calcext:value-type="string">
            <text:p>68658.9</text:p>
          </table:table-cell>
          <table:table-cell table:formula="of:=[.H49]/(0.5+[.G49])" office:value-type="float" office:value="5085.84444444444" calcext:value-type="float">
            <text:p>5085.844444444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formula="of:=IF([.H49]&lt;=[.L49];&quot;YES&quot;;&quot;NO&quot;)" office:value-type="string" office:string-value="NO" calcext:value-type="string">
            <text:p>NO</text:p>
          </table:table-cell>
          <table:table-cell table:formula="of:=COM.MICROSOFT.CONCAT([.B49];[.F49];[.D49];VLOOKUP([.J49];[.J$56:.K$60];2);RIGHT([.A49];3))" office:value-type="string" office:string-value="HO01ODYBLA040" calcext:value-type="string">
            <text:p>HO01ODYBLA0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M98SLV018</text:p>
          </table:table-cell>
          <table:table-cell table:formula="of:=LEFT([.A50];2)" office:value-type="string" office:string-value="GM" calcext:value-type="string">
            <text:p>GM</text:p>
          </table:table-cell>
          <table:table-cell table:formula="of:=VLOOKUP([.B50];[.B$56:.C$61];2)" office:value-type="string" office:string-value="General Motors" calcext:value-type="string">
            <text:p>General Motors</text:p>
          </table:table-cell>
          <table:table-cell table:formula="of:=MID([.A50];5;3)" office:value-type="string" office:string-value="SLV" calcext:value-type="string">
            <text:p>SLV</text:p>
          </table:table-cell>
          <table:table-cell table:formula="of:=VLOOKUP([.D50];[.D$56:.E$66];2)" office:value-type="string" office:string-value="Silverado" calcext:value-type="string">
            <text:p>Silverado</text:p>
          </table:table-cell>
          <table:table-cell table:formula="of:=MID([.A50];3;2)" office:value-type="string" office:string-value="98" calcext:value-type="string">
            <text:p>98</text:p>
          </table:table-cell>
          <table:table-cell table:formula="of:=IF(14-[.F50]&lt;0;100-[.F50]+14;14-[.F50])" office:value-type="float" office:value="16" calcext:value-type="float">
            <text:p>16</text:p>
          </table:table-cell>
          <table:table-cell office:value-type="string" calcext:value-type="string">
            <text:p>83162.7</text:p>
          </table:table-cell>
          <table:table-cell table:formula="of:=[.H50]/(0.5+[.G50])" office:value-type="float" office:value="5040.16363636364" calcext:value-type="float">
            <text:p>5040.163636363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formula="of:=IF([.H50]&lt;=[.L50];&quot;YES&quot;;&quot;NO&quot;)" office:value-type="string" office:string-value="NO" calcext:value-type="string">
            <text:p>NO</text:p>
          </table:table-cell>
          <table:table-cell table:formula="of:=COM.MICROSOFT.CONCAT([.B50];[.F50];[.D50];VLOOKUP([.J50];[.J$56:.K$60];2);RIGHT([.A50];3))" office:value-type="string" office:string-value="GM98SLVBLA018" calcext:value-type="string">
            <text:p>GM98SLVBLA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04CAR048</text:p>
          </table:table-cell>
          <table:table-cell table:formula="of:=LEFT([.A51];2)" office:value-type="string" office:string-value="CR" calcext:value-type="string">
            <text:p>CR</text:p>
          </table:table-cell>
          <table:table-cell table:formula="of:=VLOOKUP([.B51];[.B$56:.C$61];2)" office:value-type="string" office:string-value="Chrysler" calcext:value-type="string">
            <text:p>Chrysler</text:p>
          </table:table-cell>
          <table:table-cell table:formula="of:=MID([.A51];5;3)" office:value-type="string" office:string-value="CAR" calcext:value-type="string">
            <text:p>CAR</text:p>
          </table:table-cell>
          <table:table-cell table:formula="of:=VLOOKUP([.D51];[.D$56:.E$66];2)" office:value-type="string" office:string-value="Caravan" calcext:value-type="string">
            <text:p>Caravan</text:p>
          </table:table-cell>
          <table:table-cell table:formula="of:=MID([.A51];3;2)" office:value-type="string" office:string-value="04" calcext:value-type="string">
            <text:p>04</text:p>
          </table:table-cell>
          <table:table-cell table:formula="of:=IF(14-[.F51]&lt;0;100-[.F51]+14;14-[.F51])" office:value-type="float" office:value="10" calcext:value-type="float">
            <text:p>10</text:p>
          </table:table-cell>
          <table:table-cell office:value-type="string" calcext:value-type="string">
            <text:p>52699.4</text:p>
          </table:table-cell>
          <table:table-cell table:formula="of:=[.H51]/(0.5+[.G51])" office:value-type="float" office:value="5018.99047619048" calcext:value-type="float">
            <text:p>5018.990476190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formula="of:=IF([.H51]&lt;=[.L51];&quot;YES&quot;;&quot;NO&quot;)" office:value-type="string" office:string-value="NO" calcext:value-type="string">
            <text:p>NO</text:p>
          </table:table-cell>
          <table:table-cell table:formula="of:=COM.MICROSOFT.CONCAT([.B51];[.F51];[.D51];VLOOKUP([.J51];[.J$56:.K$60];2);RIGHT([.A51];3))" office:value-type="string" office:string-value="CR04CARRED048" calcext:value-type="string">
            <text:p>CR04CARRED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10CIV032</text:p>
          </table:table-cell>
          <table:table-cell table:formula="of:=LEFT([.A52];2)" office:value-type="string" office:string-value="HO" calcext:value-type="string">
            <text:p>HO</text:p>
          </table:table-cell>
          <table:table-cell table:formula="of:=VLOOKUP([.B52];[.B$56:.C$61];2)" office:value-type="string" office:string-value="Honda" calcext:value-type="string">
            <text:p>Honda</text:p>
          </table:table-cell>
          <table:table-cell table:formula="of:=MID([.A52];5;3)" office:value-type="string" office:string-value="CIV" calcext:value-type="string">
            <text:p>CIV</text:p>
          </table:table-cell>
          <table:table-cell table:formula="of:=VLOOKUP([.D52];[.D$56:.E$66];2)" office:value-type="string" office:string-value="Caravan" calcext:value-type="string">
            <text:p>Caravan</text:p>
          </table:table-cell>
          <table:table-cell table:formula="of:=MID([.A52];3;2)" office:value-type="string" office:string-value="10" calcext:value-type="string">
            <text:p>10</text:p>
          </table:table-cell>
          <table:table-cell table:formula="of:=IF(14-[.F52]&lt;0;100-[.F52]+14;14-[.F52])" office:value-type="float" office:value="4" calcext:value-type="float">
            <text:p>4</text:p>
          </table:table-cell>
          <table:table-cell office:value-type="float" office:value="22573" calcext:value-type="float">
            <text:p>22573.0</text:p>
          </table:table-cell>
          <table:table-cell table:formula="of:=[.H52]/(0.5+[.G52])" office:value-type="float" office:value="5016.22222222222" calcext:value-type="float">
            <text:p>5016.2222222222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orrens</text:p>
          </table:table-cell>
          <table:table-cell office:value-type="float" office:value="75000" calcext:value-type="float">
            <text:p>75000</text:p>
          </table:table-cell>
          <table:table-cell table:formula="of:=IF([.H52]&lt;=[.L52];&quot;YES&quot;;&quot;NO&quot;)" office:value-type="string" office:string-value="YES" calcext:value-type="string">
            <text:p>YES</text:p>
          </table:table-cell>
          <table:table-cell table:formula="of:=COM.MICROSOFT.CONCAT([.B52];[.F52];[.D52];VLOOKUP([.J52];[.J$56:.K$60];2);RIGHT([.A52];3))" office:value-type="string" office:string-value="HO10CIVBLU032" calcext:value-type="string">
            <text:p>HO10CIVBLU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D06MTG001</text:p>
          </table:table-cell>
          <table:table-cell table:formula="of:=LEFT([.A53];2)" office:value-type="string" office:string-value="FD" calcext:value-type="string">
            <text:p>FD</text:p>
          </table:table-cell>
          <table:table-cell table:formula="of:=VLOOKUP([.B53];[.B$56:.C$61];2)" office:value-type="string" office:string-value="Ford" calcext:value-type="string">
            <text:p>Ford</text:p>
          </table:table-cell>
          <table:table-cell table:formula="of:=MID([.A53];5;3)" office:value-type="string" office:string-value="MTG" calcext:value-type="string">
            <text:p>MTG</text:p>
          </table:table-cell>
          <table:table-cell table:formula="of:=VLOOKUP([.D53];[.D$56:.E$66];2)" office:value-type="string" office:string-value="Mustang" calcext:value-type="string">
            <text:p>Mustang</text:p>
          </table:table-cell>
          <table:table-cell table:formula="of:=MID([.A53];3;2)" office:value-type="string" office:string-value="06" calcext:value-type="string">
            <text:p>06</text:p>
          </table:table-cell>
          <table:table-cell table:formula="of:=IF(14-[.F53]&lt;0;100-[.F53]+14;14-[.F53])" office:value-type="float" office:value="8" calcext:value-type="float">
            <text:p>8</text:p>
          </table:table-cell>
          <table:table-cell office:value-type="string" calcext:value-type="string">
            <text:p>40326.8</text:p>
          </table:table-cell>
          <table:table-cell table:formula="of:=[.H53]/(0.5+[.G53])" office:value-type="float" office:value="4744.32941176471" calcext:value-type="float">
            <text:p>4744.329411764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formula="of:=IF([.H53]&lt;=[.L53];&quot;YES&quot;;&quot;NO&quot;)" office:value-type="string" office:string-value="NO" calcext:value-type="string">
            <text:p>NO</text:p>
          </table:table-cell>
          <table:table-cell table:formula="of:=COM.MICROSOFT.CONCAT([.B53];[.F53];[.D53];VLOOKUP([.J53];[.J$56:.K$60];2);RIGHT([.A53];3))" office:value-type="string" office:string-value="FD06MTGBLA001" calcext:value-type="string">
            <text:p>FD06MTGBLA00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This fails due to the number format of column H (miles). Could it be because I use LibreOffice and not Excel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rey</text:p>
          </table:table-cell>
          <table:table-cell table:number-columns-repeated="4"/>
          <table:table-cell office:value-type="string" calcext:value-type="string">
            <text:p>Black</text:p>
          </table:table-cell>
          <table:table-cell office:value-type="string" calcext:value-type="string">
            <text:p>BL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avan</text:p>
          </table:table-cell>
          <table:table-cell table:number-columns-repeated="4"/>
          <table:table-cell office:value-type="string" calcext:value-type="string">
            <text:p>Blue</text:p>
          </table:table-cell>
          <table:table-cell office:value-type="string" calcext:value-type="string">
            <text:p>BLU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office:value-type="string" calcext:value-type="string">
            <text:p>GR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rola</text:p>
          </table:table-cell>
          <table:table-cell table:number-columns-repeated="4"/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Hundai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ivic</text:p>
          </table:table-cell>
          <table:table-cell table:number-columns-repeated="4"/>
          <table:table-cell office:value-type="string" calcext:value-type="string">
            <text:p>White</text:p>
          </table:table-cell>
          <table:table-cell office:value-type="string" calcext:value-type="string">
            <text:p>WHI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antr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CS</text:p>
          </table:table-cell>
          <table:table-cell office:value-type="string" calcext:value-type="string">
            <text:p>Foc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need to be in alphabetical order)</text:p>
          </table:table-cell>
          <table:table-cell table:number-columns-repeated="2"/>
          <table:table-cell office:value-type="string" calcext:value-type="string">
            <text:p>MTG</text:p>
          </table:table-cell>
          <table:table-cell office:value-type="string" calcext:value-type="string">
            <text:p>Musta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DY</text:p>
          </table:table-cell>
          <table:table-cell office:value-type="string" calcext:value-type="string">
            <text:p>Odyss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TC</text:p>
          </table:table-cell>
          <table:table-cell office:value-type="string" calcext:value-type="string">
            <text:p>PT Cruis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LV</text:p>
          </table:table-cell>
          <table:table-cell office:value-type="string" calcext:value-type="string">
            <text:p>Silverado</text:p>
          </table:table-cell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r_inventory.I1:Car_inventory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Pivot Table_Car_inventory_1" table:style-name="ta1">
        <table:shapes>
          <draw:frame draw:z-index="0" draw:style-name="gr1" draw:text-style-name="P1" svg:width="453.46pt" svg:height="254.78pt" svg:x="155.76pt" svg:y="18.91pt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1"/>
        <table:table-column table:style-name="co15" table:default-cell-style-name="ce15"/>
        <table:table-row table:style-name="ro1">
          <table:table-cell table:style-name="ce9" office:value-type="string" calcext:value-type="string">
            <text:p>Driver</text:p>
          </table:table-cell>
          <table:table-cell table:style-name="ce13" office:value-type="string" calcext:value-type="string">
            <text:p>Sum - Miles</text:p>
          </table:table-cell>
        </table:table-row>
        <table:table-row table:style-name="ro1">
          <table:table-cell table:style-name="ce10" office:value-type="string" calcext:value-type="string">
            <text:p>Bard</text:p>
          </table:table-cell>
          <table:table-cell table:style-name="ce14"/>
        </table:table-row>
        <table:table-row table:style-name="ro1">
          <table:table-cell office:value-type="string" calcext:value-type="string">
            <text:p>BLA</text:p>
          </table:table-cell>
          <table:table-cell/>
        </table:table-row>
        <table:table-row table:style-name="ro1">
          <table:table-cell office:value-type="string" calcext:value-type="string">
            <text:p>BLU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/>
        </table:table-row>
        <table:table-row table:style-name="ro1">
          <table:table-cell office:value-type="string" calcext:value-type="string">
            <text:p>Ewenty</text:p>
          </table:table-cell>
          <table:table-cell table:style-name="ce16" office:value-type="float" office:value="85928" calcext:value-type="float">
            <text:p>85928.0</text:p>
          </table:table-cell>
        </table:table-row>
        <table:table-row table:style-name="ro1">
          <table:table-cell office:value-type="string" calcext:value-type="string">
            <text:p>Gaul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/>
        </table:table-row>
        <table:table-row table:style-name="ro1">
          <table:table-cell office:value-type="string" calcext:value-type="string">
            <text:p>Howard</text:p>
          </table:table-cell>
          <table:table-cell table:style-name="ce16" office:value-type="float" office:value="35137" calcext:value-type="float">
            <text:p>35137.0</text:p>
          </table:table-cell>
        </table:table-row>
        <table:table-row table:style-name="ro1">
          <table:table-cell office:value-type="string" calcext:value-type="string">
            <text:p>Hulinski</text:p>
          </table:table-cell>
          <table:table-cell/>
        </table:table-row>
        <table:table-row table:style-name="ro1">
          <table:table-cell office:value-type="string" calcext:value-type="string">
            <text:p>Jones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/>
        </table:table-row>
        <table:table-row table:style-name="ro1">
          <table:table-cell office:value-type="string" calcext:value-type="string">
            <text:p>McCall</text:p>
          </table:table-cell>
          <table:table-cell table:style-name="ce16" office:value-type="float" office:value="22282" calcext:value-type="float">
            <text:p>22282.0</text:p>
          </table:table-cell>
        </table:table-row>
        <table:table-row table:style-name="ro1">
          <table:table-cell office:value-type="string" calcext:value-type="string">
            <text:p>Praulty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Rodriguez</text:p>
          </table:table-cell>
          <table:table-cell table:style-name="ce16" office:value-type="float" office:value="82374" calcext:value-type="float">
            <text:p>82374.0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/>
        </table:table-row>
        <table:table-row table:style-name="ro1">
          <table:table-cell office:value-type="string" calcext:value-type="string">
            <text:p>Smith</text:p>
          </table:table-cell>
          <table:table-cell table:style-name="ce16" office:value-type="float" office:value="64542" calcext:value-type="float">
            <text:p>64542.0</text:p>
          </table:table-cell>
        </table:table-row>
        <table:table-row table:style-name="ro1">
          <table:table-cell office:value-type="string" calcext:value-type="string">
            <text:p>Swartz</text:p>
          </table:table-cell>
          <table:table-cell/>
        </table:table-row>
        <table:table-row table:style-name="ro1">
          <table:table-cell office:value-type="string" calcext:value-type="string">
            <text:p>Torrens</text:p>
          </table:table-cell>
          <table:table-cell table:style-name="ce16" office:value-type="float" office:value="22573" calcext:value-type="float">
            <text:p>22573.0</text:p>
          </table:table-cell>
        </table:table-row>
        <table:table-row table:style-name="ro1">
          <table:table-cell office:value-type="string" calcext:value-type="string">
            <text:p>Vizzini</text:p>
          </table:table-cell>
          <table:table-cell/>
        </table:table-row>
        <table:table-row table:style-name="ro1">
          <table:table-cell office:value-type="string" calcext:value-type="string">
            <text:p>WHI</text:p>
          </table:table-cell>
          <table:table-cell/>
        </table:table-row>
        <table:table-row table:style-name="ro1">
          <table:table-cell office:value-type="string" calcext:value-type="string">
            <text:p>Yousef</text:p>
          </table:table-cell>
          <table:table-cell/>
        </table:table-row>
        <table:table-row table:style-name="ro1">
          <table:table-cell office:value-type="string" calcext:value-type="string">
            <text:p>(empty)</text:p>
          </table:table-cell>
          <table:table-cell table:style-name="ce17"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8" office:value-type="float" office:value="312836" calcext:value-type="float">
            <text:p>312836.0</text:p>
          </table:table-cell>
        </table:table-row>
      </table:table>
      <table:named-expressions/>
      <table:database-ranges>
        <table:database-range table:name="__Anonymous_Sheet_DB__0" table:target-range-address="Car_inventory.A2:Car_inventory.AMJ53" table:contains-header="false">
          <table:sort>
            <table:sort-by table:field-number="8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ar_inventory_1'.A1:'Pivot Table_Car_inventory_1'.B25" table:buttons="'Pivot Table_Car_inventory_1'.A1" table:show-filter-button="false" table:drill-down-on-double-click="false">
          <table:source-cell-range table:cell-range-address="Car_inventory.A1:Car_inventory.N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river" table:orientation="row" table:used-hierarchy="0" table:function="auto">
            <table:data-pilot-level table:show-empty="false" calcext:repeat-item-labels="false">
              <table:data-pilot-members>
                <table:data-pilot-member table:name="Bard" table:display="true" table:show-details="true"/>
                <table:data-pilot-member table:name="BLA" table:display="true" table:show-details="true"/>
                <table:data-pilot-member table:name="BLU" table:display="true" table:show-details="true"/>
                <table:data-pilot-member table:name="Chan" table:display="true" table:show-details="true"/>
                <table:data-pilot-member table:name="Ewenty" table:display="true" table:show-details="true"/>
                <table:data-pilot-member table:name="Gaul" table:display="true" table:show-details="true"/>
                <table:data-pilot-member table:name="GRE" table:display="true" table:show-details="true"/>
                <table:data-pilot-member table:name="Howard" table:display="true" table:show-details="true"/>
                <table:data-pilot-member table:name="Hulinski" table:display="true" table:show-details="true"/>
                <table:data-pilot-member table:name="Jones" table:display="true" table:show-details="true"/>
                <table:data-pilot-member table:name="Lyon" table:display="true" table:show-details="true"/>
                <table:data-pilot-member table:name="McCall" table:display="true" table:show-details="true"/>
                <table:data-pilot-member table:name="Praulty" table:display="true" table:show-details="true"/>
                <table:data-pilot-member table:name="RED" table:display="true" table:show-details="true"/>
                <table:data-pilot-member table:name="Rodriguez" table:display="true" table:show-details="true"/>
                <table:data-pilot-member table:name="Santos" table:display="true" table:show-details="true"/>
                <table:data-pilot-member table:name="Smith" table:display="true" table:show-details="true"/>
                <table:data-pilot-member table:name="Swartz" table:display="true" table:show-details="true"/>
                <table:data-pilot-member table:name="Torrens" table:display="true" table:show-details="true"/>
                <table:data-pilot-member table:name="Vizzini" table:display="true" table:show-details="true"/>
                <table:data-pilot-member table:name="WHI" table:display="true" table:show-details="true"/>
                <table:data-pilot-member table:name="Yousef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les" table:orientation="data" table:used-hierarchy="0" table:function="sum">
            <table:data-pilot-level table:show-empty="false" calcext:repeat-item-labels="false">
              <table:data-pilot-members>
                <table:data-pilot-member table:name="22282.0" table:display="true" table:show-details="true"/>
                <table:data-pilot-member table:name="22573.0" table:display="true" table:show-details="true"/>
                <table:data-pilot-member table:name="35137.0" table:display="true" table:show-details="true"/>
                <table:data-pilot-member table:name="64542.0" table:display="true" table:show-details="true"/>
                <table:data-pilot-member table:name="82374.0" table:display="true" table:show-details="true"/>
                <table:data-pilot-member table:name="85928.0" table:display="true" table:show-details="true"/>
                <table:data-pilot-member table:name="114660.6" table:display="true" table:show-details="true"/>
                <table:data-pilot-member table:name="13682.9" table:display="true" table:show-details="true"/>
                <table:data-pilot-member table:name="13867.6" table:display="true" table:show-details="true"/>
                <table:data-pilot-member table:name="14289.6" table:display="true" table:show-details="true"/>
                <table:data-pilot-member table:name="17556.3" table:display="true" table:show-details="true"/>
                <table:data-pilot-member table:name="19341.7" table:display="true" table:show-details="true"/>
                <table:data-pilot-member table:name="19421.1" table:display="true" table:show-details="true"/>
                <table:data-pilot-member table:name="20223.9" table:display="true" table:show-details="true"/>
                <table:data-pilot-member table:name="22128.2" table:display="true" table:show-details="true"/>
                <table:data-pilot-member table:name="22188.5" table:display="true" table:show-details="true"/>
                <table:data-pilot-member table:name="22521.6" table:display="true" table:show-details="true"/>
                <table:data-pilot-member table:name="24513.2" table:display="true" table:show-details="true"/>
                <table:data-pilot-member table:name="27394.2" table:display="true" table:show-details="true"/>
                <table:data-pilot-member table:name="27534.8" table:display="true" table:show-details="true"/>
                <table:data-pilot-member table:name="27637.1" table:display="true" table:show-details="true"/>
                <table:data-pilot-member table:name="28464.8" table:display="true" table:show-details="true"/>
                <table:data-pilot-member table:name="29102.3" table:display="true" table:show-details="true"/>
                <table:data-pilot-member table:name="29601.9" table:display="true" table:show-details="true"/>
                <table:data-pilot-member table:name="30555.3" table:display="true" table:show-details="true"/>
                <table:data-pilot-member table:name="31144.4" table:display="true" table:show-details="true"/>
                <table:data-pilot-member table:name="33477.2" table:display="true" table:show-details="true"/>
                <table:data-pilot-member table:name="36438.5" table:display="true" table:show-details="true"/>
                <table:data-pilot-member table:name="3708.1" table:display="true" table:show-details="true"/>
                <table:data-pilot-member table:name="37558.8" table:display="true" table:show-details="true"/>
                <table:data-pilot-member table:name="40326.8" table:display="true" table:show-details="true"/>
                <table:data-pilot-member table:name="42074.2" table:display="true" table:show-details="true"/>
                <table:data-pilot-member table:name="42504.6" table:display="true" table:show-details="true"/>
                <table:data-pilot-member table:name="44946.5" table:display="true" table:show-details="true"/>
                <table:data-pilot-member table:name="44974.8" table:display="true" table:show-details="true"/>
                <table:data-pilot-member table:name="46311.4" table:display="true" table:show-details="true"/>
                <table:data-pilot-member table:name="48114.2" table:display="true" table:show-details="true"/>
                <table:data-pilot-member table:name="50854.1" table:display="true" table:show-details="true"/>
                <table:data-pilot-member table:name="52229.5" table:display="true" table:show-details="true"/>
                <table:data-pilot-member table:name="52699.4" table:display="true" table:show-details="true"/>
                <table:data-pilot-member table:name="60389.5" table:display="true" table:show-details="true"/>
                <table:data-pilot-member table:name="64467.4" table:display="true" table:show-details="true"/>
                <table:data-pilot-member table:name="67829.1" table:display="true" table:show-details="true"/>
                <table:data-pilot-member table:name="68658.9" table:display="true" table:show-details="true"/>
                <table:data-pilot-member table:name="69891.9" table:display="true" table:show-details="true"/>
                <table:data-pilot-member table:name="72527.2" table:display="true" table:show-details="true"/>
                <table:data-pilot-member table:name="73444.4" table:display="true" table:show-details="true"/>
                <table:data-pilot-member table:name="77243.1" table:display="true" table:show-details="true"/>
                <table:data-pilot-member table:name="79420.6" table:display="true" table:show-details="true"/>
                <table:data-pilot-member table:name="80685.8" table:display="true" table:show-details="true"/>
                <table:data-pilot-member table:name="83162.7" table:display="true" table:show-details="true"/>
                <table:data-pilot-member table:name="93382.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8:25:46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1-08-08T19:39:42.385000000</dc:date>
    <meta:editing-duration>PT1H49M37S</meta:editing-duration>
    <meta:editing-cycles>22</meta:editing-cycles>
    <meta:document-statistic meta:table-count="2" meta:cell-count="8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loext:data-pilot-source="DataPilot1" chart:class="chart:bar" chart:style-name="ch1">
        <chart:legend chart:legend-position="end" svg:x="13.189cm" svg:y="2.946cm" style:legend-expansion="high" chart:style-name="ch2"/>
        <chart:plot-area chart:style-name="ch3" table:cell-range-address="PivotChart" chart:data-source-has-labels="column" svg:x="0.319cm" svg:y="0.179cm" svg:width="12.551cm" svg:height="7.731cm">
          <chartooo:coordinate-region svg:x="1.713cm" svg:y="0.382cm" svg:width="11.157cm" svg:height="6.8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wenty</text:p>
                <draw:g>
                  <svg:desc>PT@categories</svg:desc>
                </draw:g>
              </table:table-cell>
              <table:table-cell office:value-type="float" office:value="85928">
                <text:p>8592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oward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string">
                <text:p>McCall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Rodriguez</text:p>
              </table:table-cell>
              <table:table-cell office:value-type="float" office:value="82374">
                <text:p>82374</text:p>
              </table:table-cell>
            </table:table-row>
            <table:table-row>
              <table:table-cell office:value-type="string">
                <text:p>Smith</text:p>
              </table:table-cell>
              <table:table-cell office:value-type="float" office:value="64542">
                <text:p>64542</text:p>
              </table:table-cell>
            </table:table-row>
            <table:table-row>
              <table:table-cell office:value-type="string">
                <text:p>Torrens</text:p>
              </table:table-cell>
              <table:table-cell office:value-type="float" office:value="22573">
                <text:p>22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4.4cm" svg:y="4.192cm" style:legend-expansion="high" chart:style-name="ch2"/>
        <chart:plot-area chart:style-name="ch3" table:cell-range-address="Car_inventory.G1:Car_inventory.H53" chart:data-source-has-labels="row" svg:x="0.32cm" svg:y="0.179cm" svg:width="13.76cm" svg:height="8.631cm">
          <chartooo:coordinate-region svg:x="1.82cm" svg:y="0.381cm" svg:width="11.878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_inventory.H2:Car_inventory.H53" chart:label-cell-address="Car_inventory.H1:Car_inventory.H1" chart:class="chart:scatter">
            <chart:domain table:cell-range-address="Car_inventory.G2:Car_inventory.G53"/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iles</text:p>
                <draw:g>
                  <svg:desc>Car_inventory.H1:Car_inventor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r_inventory.G2:Car_inventory.G53</svg:desc>
                </draw:g>
              </table:table-cell>
              <table:table-cell office:value-type="float" office:value="NaN">
                <text:p>NaN</text:p>
                <draw:g>
                  <svg:desc>Car_inventory.H2:Car_inventory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64542">
                <text:p>64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85928">
                <text:p>85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82374">
                <text:p>82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